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oat_netlevel_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yer_index</text:p>
          </table:table-cell>
          <table:table-cell office:value-type="string" calcext:value-type="string">
            <text:p>tensor_index</text:p>
          </table:table-cell>
          <table:table-cell office:value-type="string" calcext:value-type="string">
            <text:p>bit_index</text:p>
          </table:table-cell>
          <table:table-cell office:value-type="string" calcext:value-type="string">
            <text:p>weight_start</text:p>
          </table:table-cell>
          <table:table-cell office:value-type="string" calcext:value-type="string">
            <text:p>weight_corrupted</text:p>
          </table:table-cell>
          <table:table-cell office:value-type="string" calcext:value-type="string">
            <text:p>weight_difference</text:p>
          </table:table-cell>
          <table:table-cell office:value-type="string" calcext:value-type="string">
            <text:p>bit_flip_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0" calcext:value-type="float">
            <text:p>0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718" calcext:value-type="float">
            <text:p>-0.09517718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0" calcext:value-type="float">
            <text:p>0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262" calcext:value-type="float">
            <text:p>0.22949262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0" calcext:value-type="float">
            <text:p>0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574" calcext:value-type="float">
            <text:p>-0.1758657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0" calcext:value-type="float">
            <text:p>0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554" calcext:value-type="float">
            <text:p>-0.016955554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0" calcext:value-type="float">
            <text:p>0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1916" calcext:value-type="float">
            <text:p>-0.06681916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0" calcext:value-type="float">
            <text:p>0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6984" calcext:value-type="float">
            <text:p>0.1699698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0" calcext:value-type="float">
            <text:p>0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476" calcext:value-type="float">
            <text:p>-0.17907476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0" calcext:value-type="float">
            <text:p>0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048" calcext:value-type="float">
            <text:p>-0.12254048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0" calcext:value-type="float">
            <text:p>0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163" calcext:value-type="float">
            <text:p>0.014929163</text:p>
          </table:table-cell>
          <table:table-cell table:number-columns-repeated="2" office:value-type="float" office:value="0.0000000009313226" calcext:value-type="float">
            <text:p>9.313226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0" calcext:value-type="float">
            <text:p>0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5464" calcext:value-type="float">
            <text:p>-0.106705464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0" calcext:value-type="float">
            <text:p>0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785" calcext:value-type="float">
            <text:p>-0.20961785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0" calcext:value-type="float">
            <text:p>0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63" calcext:value-type="float">
            <text:p>0.04812963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0" calcext:value-type="float">
            <text:p>0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109" calcext:value-type="float">
            <text:p>0.07128109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0" calcext:value-type="float">
            <text:p>0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393" calcext:value-type="float">
            <text:p>0.21496393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0" calcext:value-type="float">
            <text:p>0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553" calcext:value-type="float">
            <text:p>-0.18714553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0" calcext:value-type="float">
            <text:p>0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137" calcext:value-type="float">
            <text:p>0.1059513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0" calcext:value-type="float">
            <text:p>0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855" calcext:value-type="float">
            <text:p>-0.21199855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0" calcext:value-type="float">
            <text:p>0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385" calcext:value-type="float">
            <text:p>0.055144385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0" calcext:value-type="float">
            <text:p>0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223" calcext:value-type="float">
            <text:p>-0.23573223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0" calcext:value-type="float">
            <text:p>0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557" calcext:value-type="float">
            <text:p>-0.0689855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0" calcext:value-type="float">
            <text:p>0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5293" calcext:value-type="float">
            <text:p>-0.037975293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0" calcext:value-type="float">
            <text:p>0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306" calcext:value-type="float">
            <text:p>0.04740306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0" calcext:value-type="float">
            <text:p>0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51" calcext:value-type="float">
            <text:p>-0.003565251</text:p>
          </table:table-cell>
          <table:table-cell table:number-columns-repeated="2" office:value-type="float" office:value="0.00000000023283064" calcext:value-type="float">
            <text:p>2.3283064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0" calcext:value-type="float">
            <text:p>0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479" calcext:value-type="float">
            <text:p>0.019918479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0" calcext:value-type="float">
            <text:p>0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448" calcext:value-type="float">
            <text:p>-0.12821448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0" calcext:value-type="float">
            <text:p>0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474" calcext:value-type="float">
            <text:p>-0.1504047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0" calcext:value-type="float">
            <text:p>0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6794" calcext:value-type="float">
            <text:p>0.095566794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0" calcext:value-type="float">
            <text:p>0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385" calcext:value-type="float">
            <text:p>0.12622385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0" calcext:value-type="float">
            <text:p>0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718" calcext:value-type="float">
            <text:p>-0.017503718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0" calcext:value-type="float">
            <text:p>0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362" calcext:value-type="float">
            <text:p>0.2598362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0" calcext:value-type="float">
            <text:p>0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899" calcext:value-type="float">
            <text:p>0.007050899</text:p>
          </table:table-cell>
          <table:table-cell table:number-columns-repeated="2" office:value-type="float" office:value="0.0000000004656613" calcext:value-type="float">
            <text:p>4.656613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0" calcext:value-type="float">
            <text:p>0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4757" calcext:value-type="float">
            <text:p>-0.0046864757</text:p>
          </table:table-cell>
          <table:table-cell table:number-columns-repeated="2" office:value-type="float" office:value="0.0000000004656613" calcext:value-type="float">
            <text:p>4.656613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0" calcext:value-type="float">
            <text:p>0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188" calcext:value-type="float">
            <text:p>0.21274188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0" calcext:value-type="float">
            <text:p>0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377" calcext:value-type="float">
            <text:p>-0.1153537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0" calcext:value-type="float">
            <text:p>0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205" calcext:value-type="float">
            <text:p>-0.08705205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0" calcext:value-type="float">
            <text:p>0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724" calcext:value-type="float">
            <text:p>-0.05381724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0" calcext:value-type="float">
            <text:p>0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2424" calcext:value-type="float">
            <text:p>0.082392424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0" calcext:value-type="float">
            <text:p>0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749" calcext:value-type="float">
            <text:p>-0.09289749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0" calcext:value-type="float">
            <text:p>0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905" calcext:value-type="float">
            <text:p>-0.21575905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0" calcext:value-type="float">
            <text:p>0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583" calcext:value-type="float">
            <text:p>-0.12860583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0" calcext:value-type="float">
            <text:p>0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093" calcext:value-type="float">
            <text:p>0.05911093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0" calcext:value-type="float">
            <text:p>0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186" calcext:value-type="float">
            <text:p>0.07406186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0" calcext:value-type="float">
            <text:p>0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212" calcext:value-type="float">
            <text:p>-0.0006026212</text:p>
          </table:table-cell>
          <table:table-cell table:number-columns-repeated="2" office:value-type="float" office:value="0.00000000005820766" calcext:value-type="float">
            <text:p>5.820766E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0" calcext:value-type="float">
            <text:p>0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36" calcext:value-type="float">
            <text:p>-0.1721036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0" calcext:value-type="float">
            <text:p>0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9724" calcext:value-type="float">
            <text:p>0.053929724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0" calcext:value-type="float">
            <text:p>0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58" calcext:value-type="float">
            <text:p>0.0846358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0" calcext:value-type="float">
            <text:p>0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702" calcext:value-type="float">
            <text:p>0.03670702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0" calcext:value-type="float">
            <text:p>0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629" calcext:value-type="float">
            <text:p>-0.11525629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0" calcext:value-type="float">
            <text:p>0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181" calcext:value-type="float">
            <text:p>0.05637181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0" calcext:value-type="float">
            <text:p>0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747" calcext:value-type="float">
            <text:p>0.027957747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" calcext:value-type="float">
            <text:p>1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719" calcext:value-type="float">
            <text:p>-0.09517719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" calcext:value-type="float">
            <text:p>1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263" calcext:value-type="float">
            <text:p>0.22949263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" calcext:value-type="float">
            <text:p>1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572" calcext:value-type="float">
            <text:p>-0.17586572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" calcext:value-type="float">
            <text:p>1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56" calcext:value-type="float">
            <text:p>-0.01695556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" calcext:value-type="float">
            <text:p>1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1918" calcext:value-type="float">
            <text:p>-0.06681918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" calcext:value-type="float">
            <text:p>1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698" calcext:value-type="float">
            <text:p>0.1699698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" calcext:value-type="float">
            <text:p>1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481" calcext:value-type="float">
            <text:p>-0.17907481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" calcext:value-type="float">
            <text:p>1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049" calcext:value-type="float">
            <text:p>-0.12254049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" calcext:value-type="float">
            <text:p>1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1605" calcext:value-type="float">
            <text:p>0.0149291605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" calcext:value-type="float">
            <text:p>1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547" calcext:value-type="float">
            <text:p>-0.10670547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" calcext:value-type="float">
            <text:p>1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79" calcext:value-type="float">
            <text:p>-0.2096179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" calcext:value-type="float">
            <text:p>1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62" calcext:value-type="float">
            <text:p>0.04812962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" calcext:value-type="float">
            <text:p>1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108" calcext:value-type="float">
            <text:p>0.07128108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" calcext:value-type="float">
            <text:p>1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394" calcext:value-type="float">
            <text:p>0.21496394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" calcext:value-type="float">
            <text:p>1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558" calcext:value-type="float">
            <text:p>-0.18714558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" calcext:value-type="float">
            <text:p>1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139" calcext:value-type="float">
            <text:p>0.10595139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" calcext:value-type="float">
            <text:p>1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854" calcext:value-type="float">
            <text:p>-0.21199854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" calcext:value-type="float">
            <text:p>1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396" calcext:value-type="float">
            <text:p>0.055144396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" calcext:value-type="float">
            <text:p>1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221" calcext:value-type="float">
            <text:p>-0.23573221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" calcext:value-type="float">
            <text:p>1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556" calcext:value-type="float">
            <text:p>-0.06898556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" calcext:value-type="float">
            <text:p>1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528" calcext:value-type="float">
            <text:p>-0.03797528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" calcext:value-type="float">
            <text:p>1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3056" calcext:value-type="float">
            <text:p>0.047403056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" calcext:value-type="float">
            <text:p>1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516" calcext:value-type="float">
            <text:p>-0.0035652516</text:p>
          </table:table-cell>
          <table:table-cell table:number-columns-repeated="2" office:value-type="float" office:value="0.0000000004656613" calcext:value-type="float">
            <text:p>4.656613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" calcext:value-type="float">
            <text:p>1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485" calcext:value-type="float">
            <text:p>0.019918485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" calcext:value-type="float">
            <text:p>1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452" calcext:value-type="float">
            <text:p>-0.12821452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" calcext:value-type="float">
            <text:p>1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469" calcext:value-type="float">
            <text:p>-0.15040469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" calcext:value-type="float">
            <text:p>1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679" calcext:value-type="float">
            <text:p>0.09556679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" calcext:value-type="float">
            <text:p>1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38" calcext:value-type="float">
            <text:p>0.1262238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" calcext:value-type="float">
            <text:p>1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72" calcext:value-type="float">
            <text:p>-0.01750372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" calcext:value-type="float">
            <text:p>1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363" calcext:value-type="float">
            <text:p>0.259836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" calcext:value-type="float">
            <text:p>1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8984" calcext:value-type="float">
            <text:p>0.0070508984</text:p>
          </table:table-cell>
          <table:table-cell table:number-columns-repeated="2" office:value-type="float" office:value="0.0000000009313226" calcext:value-type="float">
            <text:p>9.313226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" calcext:value-type="float">
            <text:p>1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4753" calcext:value-type="float">
            <text:p>-0.0046864753</text:p>
          </table:table-cell>
          <table:table-cell table:number-columns-repeated="2" office:value-type="float" office:value="0.0000000009313226" calcext:value-type="float">
            <text:p>9.313226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" calcext:value-type="float">
            <text:p>1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187" calcext:value-type="float">
            <text:p>0.21274187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" calcext:value-type="float">
            <text:p>1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378" calcext:value-type="float">
            <text:p>-0.11535378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" calcext:value-type="float">
            <text:p>1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207" calcext:value-type="float">
            <text:p>-0.08705207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" calcext:value-type="float">
            <text:p>1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7227" calcext:value-type="float">
            <text:p>-0.05381722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" calcext:value-type="float">
            <text:p>1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245" calcext:value-type="float">
            <text:p>0.08239245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" calcext:value-type="float">
            <text:p>1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748" calcext:value-type="float">
            <text:p>-0.09289748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" calcext:value-type="float">
            <text:p>1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907" calcext:value-type="float">
            <text:p>-0.21575907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" calcext:value-type="float">
            <text:p>1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578" calcext:value-type="float">
            <text:p>-0.12860578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" calcext:value-type="float">
            <text:p>1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0932" calcext:value-type="float">
            <text:p>0.059110932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" calcext:value-type="float">
            <text:p>1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184" calcext:value-type="float">
            <text:p>0.0740618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" calcext:value-type="float">
            <text:p>1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2124" calcext:value-type="float">
            <text:p>-0.00060262124</text:p>
          </table:table-cell>
          <table:table-cell table:number-columns-repeated="2" office:value-type="float" office:value="0.00000000011641532" calcext:value-type="float">
            <text:p>1.1641532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" calcext:value-type="float">
            <text:p>1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361" calcext:value-type="float">
            <text:p>-0.17210361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" calcext:value-type="float">
            <text:p>1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972" calcext:value-type="float">
            <text:p>0.05392972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" calcext:value-type="float">
            <text:p>1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581" calcext:value-type="float">
            <text:p>0.08463581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" calcext:value-type="float">
            <text:p>1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7018" calcext:value-type="float">
            <text:p>0.036707018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" calcext:value-type="float">
            <text:p>1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6295" calcext:value-type="float">
            <text:p>-0.115256295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" calcext:value-type="float">
            <text:p>1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1816" calcext:value-type="float">
            <text:p>0.056371816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" calcext:value-type="float">
            <text:p>1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749" calcext:value-type="float">
            <text:p>0.027957749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2" calcext:value-type="float">
            <text:p>2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72" calcext:value-type="float">
            <text:p>-0.0951772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2" calcext:value-type="float">
            <text:p>2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255" calcext:value-type="float">
            <text:p>0.2294925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2" calcext:value-type="float">
            <text:p>2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57" calcext:value-type="float">
            <text:p>-0.175865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2" calcext:value-type="float">
            <text:p>2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564" calcext:value-type="float">
            <text:p>-0.016955564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2" calcext:value-type="float">
            <text:p>2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1914" calcext:value-type="float">
            <text:p>-0.06681914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2" calcext:value-type="float">
            <text:p>2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6989" calcext:value-type="float">
            <text:p>0.16996989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2" calcext:value-type="float">
            <text:p>2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484" calcext:value-type="float">
            <text:p>-0.17907484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2" calcext:value-type="float">
            <text:p>2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0504" calcext:value-type="float">
            <text:p>-0.122540504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2" calcext:value-type="float">
            <text:p>2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166" calcext:value-type="float">
            <text:p>0.014929166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2" calcext:value-type="float">
            <text:p>2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543" calcext:value-type="float">
            <text:p>-0.10670543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2" calcext:value-type="float">
            <text:p>2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793" calcext:value-type="float">
            <text:p>-0.2096179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2" calcext:value-type="float">
            <text:p>2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64" calcext:value-type="float">
            <text:p>0.0481296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2" calcext:value-type="float">
            <text:p>2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113" calcext:value-type="float">
            <text:p>0.07128113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2" calcext:value-type="float">
            <text:p>2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397" calcext:value-type="float">
            <text:p>0.2149639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2" calcext:value-type="float">
            <text:p>2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549" calcext:value-type="float">
            <text:p>-0.18714549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2" calcext:value-type="float">
            <text:p>2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1406" calcext:value-type="float">
            <text:p>0.105951406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2" calcext:value-type="float">
            <text:p>2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85" calcext:value-type="float">
            <text:p>-0.211998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2" calcext:value-type="float">
            <text:p>2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373" calcext:value-type="float">
            <text:p>0.055144373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2" calcext:value-type="float">
            <text:p>2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23" calcext:value-type="float">
            <text:p>-0.235732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2" calcext:value-type="float">
            <text:p>2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5544" calcext:value-type="float">
            <text:p>-0.068985544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2" calcext:value-type="float">
            <text:p>2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5304" calcext:value-type="float">
            <text:p>-0.03797530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2" calcext:value-type="float">
            <text:p>2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305" calcext:value-type="float">
            <text:p>0.04740305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2" calcext:value-type="float">
            <text:p>2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502" calcext:value-type="float">
            <text:p>-0.0035652502</text:p>
          </table:table-cell>
          <table:table-cell table:number-columns-repeated="2" office:value-type="float" office:value="0.0000000009313226" calcext:value-type="float">
            <text:p>9.313226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2" calcext:value-type="float">
            <text:p>2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473" calcext:value-type="float">
            <text:p>0.019918473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2" calcext:value-type="float">
            <text:p>2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455" calcext:value-type="float">
            <text:p>-0.1282145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2" calcext:value-type="float">
            <text:p>2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478" calcext:value-type="float">
            <text:p>-0.15040478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2" calcext:value-type="float">
            <text:p>2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677" calcext:value-type="float">
            <text:p>0.09556677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2" calcext:value-type="float">
            <text:p>2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389" calcext:value-type="float">
            <text:p>0.12622389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2" calcext:value-type="float">
            <text:p>2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709" calcext:value-type="float">
            <text:p>-0.017503709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2" calcext:value-type="float">
            <text:p>2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3635" calcext:value-type="float">
            <text:p>0.25983635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2" calcext:value-type="float">
            <text:p>2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901" calcext:value-type="float">
            <text:p>0.007050901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2" calcext:value-type="float">
            <text:p>2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478" calcext:value-type="float">
            <text:p>-0.004686478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2" calcext:value-type="float">
            <text:p>2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196" calcext:value-type="float">
            <text:p>0.21274196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2" calcext:value-type="float">
            <text:p>2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379" calcext:value-type="float">
            <text:p>-0.11535379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2" calcext:value-type="float">
            <text:p>2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2085" calcext:value-type="float">
            <text:p>-0.087052085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2" calcext:value-type="float">
            <text:p>2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722" calcext:value-type="float">
            <text:p>-0.05381722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2" calcext:value-type="float">
            <text:p>2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24" calcext:value-type="float">
            <text:p>0.0823924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2" calcext:value-type="float">
            <text:p>2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753" calcext:value-type="float">
            <text:p>-0.09289753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2" calcext:value-type="float">
            <text:p>2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91" calcext:value-type="float">
            <text:p>-0.2157591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2" calcext:value-type="float">
            <text:p>2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575" calcext:value-type="float">
            <text:p>-0.1286057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2" calcext:value-type="float">
            <text:p>2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091" calcext:value-type="float">
            <text:p>0.05911091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2" calcext:value-type="float">
            <text:p>2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1826" calcext:value-type="float">
            <text:p>0.074061826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2" calcext:value-type="float">
            <text:p>2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2135" calcext:value-type="float">
            <text:p>-0.00060262135</text:p>
          </table:table-cell>
          <table:table-cell table:number-columns-repeated="2" office:value-type="float" office:value="0.00000000023283064" calcext:value-type="float">
            <text:p>2.3283064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2" calcext:value-type="float">
            <text:p>2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352" calcext:value-type="float">
            <text:p>-0.17210352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2" calcext:value-type="float">
            <text:p>2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9742" calcext:value-type="float">
            <text:p>0.053929742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2" calcext:value-type="float">
            <text:p>2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5824" calcext:value-type="float">
            <text:p>0.084635824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2" calcext:value-type="float">
            <text:p>2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704" calcext:value-type="float">
            <text:p>0.0367070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2" calcext:value-type="float">
            <text:p>2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625" calcext:value-type="float">
            <text:p>-0.11525625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2" calcext:value-type="float">
            <text:p>2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1823" calcext:value-type="float">
            <text:p>0.056371823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2" calcext:value-type="float">
            <text:p>2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737" calcext:value-type="float">
            <text:p>0.02795773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3" calcext:value-type="float">
            <text:p>3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723" calcext:value-type="float">
            <text:p>-0.0951772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3" calcext:value-type="float">
            <text:p>3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249" calcext:value-type="float">
            <text:p>0.2294924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3" calcext:value-type="float">
            <text:p>3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587" calcext:value-type="float">
            <text:p>-0.1758658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3" calcext:value-type="float">
            <text:p>3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571" calcext:value-type="float">
            <text:p>-0.016955571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3" calcext:value-type="float">
            <text:p>3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1911" calcext:value-type="float">
            <text:p>-0.06681911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3" calcext:value-type="float">
            <text:p>3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6995" calcext:value-type="float">
            <text:p>0.16996995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3" calcext:value-type="float">
            <text:p>3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49" calcext:value-type="float">
            <text:p>-0.179074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3" calcext:value-type="float">
            <text:p>3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053" calcext:value-type="float">
            <text:p>-0.1225405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3" calcext:value-type="float">
            <text:p>3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17" calcext:value-type="float">
            <text:p>0.0149291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3" calcext:value-type="float">
            <text:p>3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552" calcext:value-type="float">
            <text:p>-0.10670552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3" calcext:value-type="float">
            <text:p>3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799" calcext:value-type="float">
            <text:p>-0.2096179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3" calcext:value-type="float">
            <text:p>3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655" calcext:value-type="float">
            <text:p>0.048129655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3" calcext:value-type="float">
            <text:p>3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116" calcext:value-type="float">
            <text:p>0.07128116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3" calcext:value-type="float">
            <text:p>3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403" calcext:value-type="float">
            <text:p>0.21496403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3" calcext:value-type="float">
            <text:p>3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567" calcext:value-type="float">
            <text:p>-0.1871456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3" calcext:value-type="float">
            <text:p>3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132" calcext:value-type="float">
            <text:p>0.10595132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3" calcext:value-type="float">
            <text:p>3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869" calcext:value-type="float">
            <text:p>-0.2119986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3" calcext:value-type="float">
            <text:p>3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418" calcext:value-type="float">
            <text:p>0.055144418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3" calcext:value-type="float">
            <text:p>3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212" calcext:value-type="float">
            <text:p>-0.23573212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3" calcext:value-type="float">
            <text:p>3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5514" calcext:value-type="float">
            <text:p>-0.068985514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3" calcext:value-type="float">
            <text:p>3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526" calcext:value-type="float">
            <text:p>-0.03797526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3" calcext:value-type="float">
            <text:p>3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3093" calcext:value-type="float">
            <text:p>0.047403093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3" calcext:value-type="float">
            <text:p>3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493" calcext:value-type="float">
            <text:p>-0.0035652493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3" calcext:value-type="float">
            <text:p>3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496" calcext:value-type="float">
            <text:p>0.019918496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3" calcext:value-type="float">
            <text:p>3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437" calcext:value-type="float">
            <text:p>-0.1282143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3" calcext:value-type="float">
            <text:p>3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484" calcext:value-type="float">
            <text:p>-0.15040484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3" calcext:value-type="float">
            <text:p>3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686" calcext:value-type="float">
            <text:p>0.09556686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3" calcext:value-type="float">
            <text:p>3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395" calcext:value-type="float">
            <text:p>0.12622395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3" calcext:value-type="float">
            <text:p>3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731" calcext:value-type="float">
            <text:p>-0.017503731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3" calcext:value-type="float">
            <text:p>3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3647" calcext:value-type="float">
            <text:p>0.2598364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3" calcext:value-type="float">
            <text:p>3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8956" calcext:value-type="float">
            <text:p>0.0070508956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3" calcext:value-type="float">
            <text:p>3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48" calcext:value-type="float">
            <text:p>-0.00468648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3" calcext:value-type="float">
            <text:p>3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202" calcext:value-type="float">
            <text:p>0.21274202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3" calcext:value-type="float">
            <text:p>3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37" calcext:value-type="float">
            <text:p>-0.115353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3" calcext:value-type="float">
            <text:p>3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1995" calcext:value-type="float">
            <text:p>-0.08705199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3" calcext:value-type="float">
            <text:p>3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7265" calcext:value-type="float">
            <text:p>-0.053817265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3" calcext:value-type="float">
            <text:p>3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237" calcext:value-type="float">
            <text:p>0.0823923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3" calcext:value-type="float">
            <text:p>3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744" calcext:value-type="float">
            <text:p>-0.09289744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3" calcext:value-type="float">
            <text:p>3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916" calcext:value-type="float">
            <text:p>-0.21575916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3" calcext:value-type="float">
            <text:p>3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57" calcext:value-type="float">
            <text:p>-0.128605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3" calcext:value-type="float">
            <text:p>3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0895" calcext:value-type="float">
            <text:p>0.059110895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3" calcext:value-type="float">
            <text:p>3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1796" calcext:value-type="float">
            <text:p>0.074061796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3" calcext:value-type="float">
            <text:p>3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2065" calcext:value-type="float">
            <text:p>-0.00060262065</text:p>
          </table:table-cell>
          <table:table-cell table:number-columns-repeated="2" office:value-type="float" office:value="0.0000000004656613" calcext:value-type="float">
            <text:p>4.656613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3" calcext:value-type="float">
            <text:p>3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346" calcext:value-type="float">
            <text:p>-0.17210346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3" calcext:value-type="float">
            <text:p>3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9698" calcext:value-type="float">
            <text:p>0.053929698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3" calcext:value-type="float">
            <text:p>3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5735" calcext:value-type="float">
            <text:p>0.08463573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3" calcext:value-type="float">
            <text:p>3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6995" calcext:value-type="float">
            <text:p>0.036706995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3" calcext:value-type="float">
            <text:p>3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622" calcext:value-type="float">
            <text:p>-0.11525622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3" calcext:value-type="float">
            <text:p>3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1838" calcext:value-type="float">
            <text:p>0.056371838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3" calcext:value-type="float">
            <text:p>3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76" calcext:value-type="float">
            <text:p>0.02795776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4" calcext:value-type="float">
            <text:p>4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729" calcext:value-type="float">
            <text:p>-0.0951772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4" calcext:value-type="float">
            <text:p>4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237" calcext:value-type="float">
            <text:p>0.2294923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4" calcext:value-type="float">
            <text:p>4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6" calcext:value-type="float">
            <text:p>-0.17586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4" calcext:value-type="float">
            <text:p>4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586" calcext:value-type="float">
            <text:p>-0.016955586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4" calcext:value-type="float">
            <text:p>4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1905" calcext:value-type="float">
            <text:p>-0.06681905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4" calcext:value-type="float">
            <text:p>4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6959" calcext:value-type="float">
            <text:p>0.16996959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4" calcext:value-type="float">
            <text:p>4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502" calcext:value-type="float">
            <text:p>-0.17907502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4" calcext:value-type="float">
            <text:p>4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059" calcext:value-type="float">
            <text:p>-0.1225405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4" calcext:value-type="float">
            <text:p>4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147" calcext:value-type="float">
            <text:p>0.014929147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4" calcext:value-type="float">
            <text:p>4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5576" calcext:value-type="float">
            <text:p>-0.106705576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4" calcext:value-type="float">
            <text:p>4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763" calcext:value-type="float">
            <text:p>-0.20961763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4" calcext:value-type="float">
            <text:p>4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566" calcext:value-type="float">
            <text:p>0.048129566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4" calcext:value-type="float">
            <text:p>4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098" calcext:value-type="float">
            <text:p>0.07128098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4" calcext:value-type="float">
            <text:p>4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415" calcext:value-type="float">
            <text:p>0.21496415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4" calcext:value-type="float">
            <text:p>4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531" calcext:value-type="float">
            <text:p>-0.18714531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4" calcext:value-type="float">
            <text:p>4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1495" calcext:value-type="float">
            <text:p>0.105951495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4" calcext:value-type="float">
            <text:p>4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88" calcext:value-type="float">
            <text:p>-0.2119988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4" calcext:value-type="float">
            <text:p>4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33" calcext:value-type="float">
            <text:p>0.0551443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4" calcext:value-type="float">
            <text:p>4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248" calcext:value-type="float">
            <text:p>-0.23573248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4" calcext:value-type="float">
            <text:p>4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569" calcext:value-type="float">
            <text:p>-0.0689856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4" calcext:value-type="float">
            <text:p>4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523" calcext:value-type="float">
            <text:p>-0.0379752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4" calcext:value-type="float">
            <text:p>4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3004" calcext:value-type="float">
            <text:p>0.047403004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4" calcext:value-type="float">
            <text:p>4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474" calcext:value-type="float">
            <text:p>-0.0035652474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4" calcext:value-type="float">
            <text:p>4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451" calcext:value-type="float">
            <text:p>0.019918451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4" calcext:value-type="float">
            <text:p>4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473" calcext:value-type="float">
            <text:p>-0.12821473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4" calcext:value-type="float">
            <text:p>4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448" calcext:value-type="float">
            <text:p>-0.15040448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4" calcext:value-type="float">
            <text:p>4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692" calcext:value-type="float">
            <text:p>0.09556692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4" calcext:value-type="float">
            <text:p>4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36" calcext:value-type="float">
            <text:p>0.126223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4" calcext:value-type="float">
            <text:p>4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686" calcext:value-type="float">
            <text:p>-0.017503686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4" calcext:value-type="float">
            <text:p>4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367" calcext:value-type="float">
            <text:p>0.2598367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4" calcext:value-type="float">
            <text:p>4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892" calcext:value-type="float">
            <text:p>0.007050892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4" calcext:value-type="float">
            <text:p>4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4836" calcext:value-type="float">
            <text:p>-0.0046864836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4" calcext:value-type="float">
            <text:p>4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213" calcext:value-type="float">
            <text:p>0.21274213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4" calcext:value-type="float">
            <text:p>4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3644" calcext:value-type="float">
            <text:p>-0.115353644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4" calcext:value-type="float">
            <text:p>4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1935" calcext:value-type="float">
            <text:p>-0.087051935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4" calcext:value-type="float">
            <text:p>4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7175" calcext:value-type="float">
            <text:p>-0.05381717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4" calcext:value-type="float">
            <text:p>4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231" calcext:value-type="float">
            <text:p>0.08239231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4" calcext:value-type="float">
            <text:p>4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762" calcext:value-type="float">
            <text:p>-0.09289762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4" calcext:value-type="float">
            <text:p>4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88" calcext:value-type="float">
            <text:p>-0.2157588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4" calcext:value-type="float">
            <text:p>4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557" calcext:value-type="float">
            <text:p>-0.1286055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4" calcext:value-type="float">
            <text:p>4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0984" calcext:value-type="float">
            <text:p>0.059110984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4" calcext:value-type="float">
            <text:p>4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174" calcext:value-type="float">
            <text:p>0.07406174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4" calcext:value-type="float">
            <text:p>4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202" calcext:value-type="float">
            <text:p>-0.0006026202</text:p>
          </table:table-cell>
          <table:table-cell table:number-columns-repeated="2" office:value-type="float" office:value="0.0000000009313226" calcext:value-type="float">
            <text:p>9.313226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4" calcext:value-type="float">
            <text:p>4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382" calcext:value-type="float">
            <text:p>-0.17210382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4" calcext:value-type="float">
            <text:p>4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9787" calcext:value-type="float">
            <text:p>0.05392978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4" calcext:value-type="float">
            <text:p>4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591" calcext:value-type="float">
            <text:p>0.08463591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4" calcext:value-type="float">
            <text:p>4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6965" calcext:value-type="float">
            <text:p>0.03670696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4" calcext:value-type="float">
            <text:p>4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616" calcext:value-type="float">
            <text:p>-0.11525616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4" calcext:value-type="float">
            <text:p>4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1868" calcext:value-type="float">
            <text:p>0.056371868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4" calcext:value-type="float">
            <text:p>4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775" calcext:value-type="float">
            <text:p>0.027957775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5" calcext:value-type="float">
            <text:p>5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741" calcext:value-type="float">
            <text:p>-0.09517741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5" calcext:value-type="float">
            <text:p>5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308" calcext:value-type="float">
            <text:p>0.2294930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5" calcext:value-type="float">
            <text:p>5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528" calcext:value-type="float">
            <text:p>-0.1758652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5" calcext:value-type="float">
            <text:p>5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497" calcext:value-type="float">
            <text:p>-0.01695549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5" calcext:value-type="float">
            <text:p>5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1893" calcext:value-type="float">
            <text:p>-0.06681893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5" calcext:value-type="float">
            <text:p>5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703" calcext:value-type="float">
            <text:p>0.1699703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5" calcext:value-type="float">
            <text:p>5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43" calcext:value-type="float">
            <text:p>-0.1790743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5" calcext:value-type="float">
            <text:p>5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071" calcext:value-type="float">
            <text:p>-0.12254071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5" calcext:value-type="float">
            <text:p>5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133" calcext:value-type="float">
            <text:p>0.014929133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5" calcext:value-type="float">
            <text:p>5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522" calcext:value-type="float">
            <text:p>-0.10670522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5" calcext:value-type="float">
            <text:p>5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834" calcext:value-type="float">
            <text:p>-0.2096183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5" calcext:value-type="float">
            <text:p>5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745" calcext:value-type="float">
            <text:p>0.048129745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5" calcext:value-type="float">
            <text:p>5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1336" calcext:value-type="float">
            <text:p>0.07128133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5" calcext:value-type="float">
            <text:p>5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439" calcext:value-type="float">
            <text:p>0.21496439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5" calcext:value-type="float">
            <text:p>5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602" calcext:value-type="float">
            <text:p>-0.18714602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5" calcext:value-type="float">
            <text:p>5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1615" calcext:value-type="float">
            <text:p>0.105951615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5" calcext:value-type="float">
            <text:p>5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809" calcext:value-type="float">
            <text:p>-0.21199809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5" calcext:value-type="float">
            <text:p>5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507" calcext:value-type="float">
            <text:p>0.05514450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5" calcext:value-type="float">
            <text:p>5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272" calcext:value-type="float">
            <text:p>-0.23573272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5" calcext:value-type="float">
            <text:p>5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581" calcext:value-type="float">
            <text:p>-0.06898581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5" calcext:value-type="float">
            <text:p>5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517" calcext:value-type="float">
            <text:p>-0.0379751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5" calcext:value-type="float">
            <text:p>5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2944" calcext:value-type="float">
            <text:p>0.047402944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5" calcext:value-type="float">
            <text:p>5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437" calcext:value-type="float">
            <text:p>-0.003565243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5" calcext:value-type="float">
            <text:p>5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54" calcext:value-type="float">
            <text:p>0.01991854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5" calcext:value-type="float">
            <text:p>5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402" calcext:value-type="float">
            <text:p>-0.12821402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5" calcext:value-type="float">
            <text:p>5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424" calcext:value-type="float">
            <text:p>-0.1504042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5" calcext:value-type="float">
            <text:p>5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704" calcext:value-type="float">
            <text:p>0.09556704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5" calcext:value-type="float">
            <text:p>5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431" calcext:value-type="float">
            <text:p>0.12622431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5" calcext:value-type="float">
            <text:p>5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656" calcext:value-type="float">
            <text:p>-0.017503656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5" calcext:value-type="float">
            <text:p>5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3718" calcext:value-type="float">
            <text:p>0.2598371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5" calcext:value-type="float">
            <text:p>5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8844" calcext:value-type="float">
            <text:p>0.0070508844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5" calcext:value-type="float">
            <text:p>5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491" calcext:value-type="float">
            <text:p>-0.004686491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5" calcext:value-type="float">
            <text:p>5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237" calcext:value-type="float">
            <text:p>0.21274237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5" calcext:value-type="float">
            <text:p>5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4" calcext:value-type="float">
            <text:p>-0.115354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5" calcext:value-type="float">
            <text:p>5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229" calcext:value-type="float">
            <text:p>-0.08705229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5" calcext:value-type="float">
            <text:p>5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7116" calcext:value-type="float">
            <text:p>-0.053817116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5" calcext:value-type="float">
            <text:p>5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267" calcext:value-type="float">
            <text:p>0.0823926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5" calcext:value-type="float">
            <text:p>5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7736" calcext:value-type="float">
            <text:p>-0.09289773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5" calcext:value-type="float">
            <text:p>5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856" calcext:value-type="float">
            <text:p>-0.21575856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5" calcext:value-type="float">
            <text:p>5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534" calcext:value-type="float">
            <text:p>-0.1286053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5" calcext:value-type="float">
            <text:p>5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1044" calcext:value-type="float">
            <text:p>0.059111044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5" calcext:value-type="float">
            <text:p>5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162" calcext:value-type="float">
            <text:p>0.07406162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5" calcext:value-type="float">
            <text:p>5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1926" calcext:value-type="float">
            <text:p>-0.00060261926</text:p>
          </table:table-cell>
          <table:table-cell table:number-columns-repeated="2" office:value-type="float" office:value="0.0000000018626451" calcext:value-type="float">
            <text:p>0.0000000018626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5" calcext:value-type="float">
            <text:p>5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31" calcext:value-type="float">
            <text:p>-0.1721031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5" calcext:value-type="float">
            <text:p>5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961" calcext:value-type="float">
            <text:p>0.05392961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5" calcext:value-type="float">
            <text:p>5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603" calcext:value-type="float">
            <text:p>0.08463603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5" calcext:value-type="float">
            <text:p>5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7144" calcext:value-type="float">
            <text:p>0.036707144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5" calcext:value-type="float">
            <text:p>5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604" calcext:value-type="float">
            <text:p>-0.11525604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5" calcext:value-type="float">
            <text:p>5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169" calcext:value-type="float">
            <text:p>0.0563716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5" calcext:value-type="float">
            <text:p>5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685" calcext:value-type="float">
            <text:p>0.027957685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6" calcext:value-type="float">
            <text:p>6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67" calcext:value-type="float">
            <text:p>-0.0951767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6" calcext:value-type="float">
            <text:p>6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356" calcext:value-type="float">
            <text:p>0.22949356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6" calcext:value-type="float">
            <text:p>6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671" calcext:value-type="float">
            <text:p>-0.17586671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6" calcext:value-type="float">
            <text:p>6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437" calcext:value-type="float">
            <text:p>-0.01695543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6" calcext:value-type="float">
            <text:p>6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1869" calcext:value-type="float">
            <text:p>-0.06681869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6" calcext:value-type="float">
            <text:p>6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7078" calcext:value-type="float">
            <text:p>0.1699707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6" calcext:value-type="float">
            <text:p>6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383" calcext:value-type="float">
            <text:p>-0.1790738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6" calcext:value-type="float">
            <text:p>6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095" calcext:value-type="float">
            <text:p>-0.12254095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6" calcext:value-type="float">
            <text:p>6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103" calcext:value-type="float">
            <text:p>0.014929103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6" calcext:value-type="float">
            <text:p>6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498" calcext:value-type="float">
            <text:p>-0.1067049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6" calcext:value-type="float">
            <text:p>6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882" calcext:value-type="float">
            <text:p>-0.20961882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6" calcext:value-type="float">
            <text:p>6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864" calcext:value-type="float">
            <text:p>0.048129864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6" calcext:value-type="float">
            <text:p>6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062" calcext:value-type="float">
            <text:p>0.07128062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6" calcext:value-type="float">
            <text:p>6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487" calcext:value-type="float">
            <text:p>0.21496487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6" calcext:value-type="float">
            <text:p>6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65" calcext:value-type="float">
            <text:p>-0.187146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6" calcext:value-type="float">
            <text:p>6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185" calcext:value-type="float">
            <text:p>0.10595185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6" calcext:value-type="float">
            <text:p>6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952" calcext:value-type="float">
            <text:p>-0.21199952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6" calcext:value-type="float">
            <text:p>6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627" calcext:value-type="float">
            <text:p>0.05514462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6" calcext:value-type="float">
            <text:p>6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129" calcext:value-type="float">
            <text:p>-0.23573129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6" calcext:value-type="float">
            <text:p>6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51" calcext:value-type="float">
            <text:p>-0.0689851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6" calcext:value-type="float">
            <text:p>6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505" calcext:value-type="float">
            <text:p>-0.03797505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6" calcext:value-type="float">
            <text:p>6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3302" calcext:value-type="float">
            <text:p>0.047403302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6" calcext:value-type="float">
            <text:p>6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362" calcext:value-type="float">
            <text:p>-0.0035652362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6" calcext:value-type="float">
            <text:p>6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6" calcext:value-type="float">
            <text:p>0.0199186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6" calcext:value-type="float">
            <text:p>6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545" calcext:value-type="float">
            <text:p>-0.1282154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6" calcext:value-type="float">
            <text:p>6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568" calcext:value-type="float">
            <text:p>-0.1504056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6" calcext:value-type="float">
            <text:p>6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728" calcext:value-type="float">
            <text:p>0.0955672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6" calcext:value-type="float">
            <text:p>6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288" calcext:value-type="float">
            <text:p>0.1262228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6" calcext:value-type="float">
            <text:p>6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597" calcext:value-type="float">
            <text:p>-0.01750359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6" calcext:value-type="float">
            <text:p>6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3432" calcext:value-type="float">
            <text:p>0.25983432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6" calcext:value-type="float">
            <text:p>6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929" calcext:value-type="float">
            <text:p>0.007050929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6" calcext:value-type="float">
            <text:p>6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506" calcext:value-type="float">
            <text:p>-0.004686506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6" calcext:value-type="float">
            <text:p>6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285" calcext:value-type="float">
            <text:p>0.2127428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6" calcext:value-type="float">
            <text:p>6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424" calcext:value-type="float">
            <text:p>-0.1153542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6" calcext:value-type="float">
            <text:p>6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158" calcext:value-type="float">
            <text:p>-0.0870515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6" calcext:value-type="float">
            <text:p>6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6997" calcext:value-type="float">
            <text:p>-0.05381699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6" calcext:value-type="float">
            <text:p>6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1955" calcext:value-type="float">
            <text:p>0.082391955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6" calcext:value-type="float">
            <text:p>6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7974" calcext:value-type="float">
            <text:p>-0.09289797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6" calcext:value-type="float">
            <text:p>6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809" calcext:value-type="float">
            <text:p>-0.21575809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6" calcext:value-type="float">
            <text:p>6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677" calcext:value-type="float">
            <text:p>-0.12860677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6" calcext:value-type="float">
            <text:p>6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0686" calcext:value-type="float">
            <text:p>0.05911068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6" calcext:value-type="float">
            <text:p>6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233" calcext:value-type="float">
            <text:p>0.07406233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6" calcext:value-type="float">
            <text:p>6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2484" calcext:value-type="float">
            <text:p>-0.00060262484</text:p>
          </table:table-cell>
          <table:table-cell table:number-columns-repeated="2" office:value-type="float" office:value="0.0000000037252903" calcext:value-type="float">
            <text:p>0.000000003725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6" calcext:value-type="float">
            <text:p>6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263" calcext:value-type="float">
            <text:p>-0.1721026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6" calcext:value-type="float">
            <text:p>6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949" calcext:value-type="float">
            <text:p>0.05392949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6" calcext:value-type="float">
            <text:p>6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627" calcext:value-type="float">
            <text:p>0.08463627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6" calcext:value-type="float">
            <text:p>6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7263" calcext:value-type="float">
            <text:p>0.036707263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6" calcext:value-type="float">
            <text:p>6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58" calcext:value-type="float">
            <text:p>-0.115255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6" calcext:value-type="float">
            <text:p>6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2046" calcext:value-type="float">
            <text:p>0.05637204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6" calcext:value-type="float">
            <text:p>6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864" calcext:value-type="float">
            <text:p>0.027957864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7" calcext:value-type="float">
            <text:p>7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813" calcext:value-type="float">
            <text:p>-0.0951781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7" calcext:value-type="float">
            <text:p>7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451" calcext:value-type="float">
            <text:p>0.22949451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7" calcext:value-type="float">
            <text:p>7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766" calcext:value-type="float">
            <text:p>-0.17586766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7" calcext:value-type="float">
            <text:p>7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5795" calcext:value-type="float">
            <text:p>-0.016955795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7" calcext:value-type="float">
            <text:p>7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2012" calcext:value-type="float">
            <text:p>-0.06682012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7" calcext:value-type="float">
            <text:p>7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6792" calcext:value-type="float">
            <text:p>0.16996792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7" calcext:value-type="float">
            <text:p>7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669" calcext:value-type="float">
            <text:p>-0.1790766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7" calcext:value-type="float">
            <text:p>7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3952" calcext:value-type="float">
            <text:p>-0.12253952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7" calcext:value-type="float">
            <text:p>7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282" calcext:value-type="float">
            <text:p>0.014929282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7" calcext:value-type="float">
            <text:p>7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641" calcext:value-type="float">
            <text:p>-0.10670641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7" calcext:value-type="float">
            <text:p>7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978" calcext:value-type="float">
            <text:p>-0.2096197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7" calcext:value-type="float">
            <text:p>7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915" calcext:value-type="float">
            <text:p>0.04812915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7" calcext:value-type="float">
            <text:p>7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0144" calcext:value-type="float">
            <text:p>0.071280144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7" calcext:value-type="float">
            <text:p>7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2" calcext:value-type="float">
            <text:p>0.214962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7" calcext:value-type="float">
            <text:p>7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745" calcext:value-type="float">
            <text:p>-0.18714745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7" calcext:value-type="float">
            <text:p>7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233" calcext:value-type="float">
            <text:p>0.1059523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7" calcext:value-type="float">
            <text:p>7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200047" calcext:value-type="float">
            <text:p>-0.2120004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7" calcext:value-type="float">
            <text:p>7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4865" calcext:value-type="float">
            <text:p>0.055144865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7" calcext:value-type="float">
            <text:p>7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3034" calcext:value-type="float">
            <text:p>-0.23573034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7" calcext:value-type="float">
            <text:p>7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653" calcext:value-type="float">
            <text:p>-0.0689865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7" calcext:value-type="float">
            <text:p>7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4812" calcext:value-type="float">
            <text:p>-0.037974812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7" calcext:value-type="float">
            <text:p>7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2587" calcext:value-type="float">
            <text:p>0.047402587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7" calcext:value-type="float">
            <text:p>7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2213" calcext:value-type="float">
            <text:p>-0.0035652213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7" calcext:value-type="float">
            <text:p>7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72" calcext:value-type="float">
            <text:p>0.01991872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7" calcext:value-type="float">
            <text:p>7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259" calcext:value-type="float">
            <text:p>-0.1282125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7" calcext:value-type="float">
            <text:p>7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281" calcext:value-type="float">
            <text:p>-0.15040281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7" calcext:value-type="float">
            <text:p>7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585" calcext:value-type="float">
            <text:p>0.0955658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7" calcext:value-type="float">
            <text:p>7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193" calcext:value-type="float">
            <text:p>0.12622193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7" calcext:value-type="float">
            <text:p>7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478" calcext:value-type="float">
            <text:p>-0.017503478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7" calcext:value-type="float">
            <text:p>7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4004" calcext:value-type="float">
            <text:p>0.2598400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7" calcext:value-type="float">
            <text:p>7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959" calcext:value-type="float">
            <text:p>0.007050959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7" calcext:value-type="float">
            <text:p>7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536" calcext:value-type="float">
            <text:p>-0.004686536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7" calcext:value-type="float">
            <text:p>7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38" calcext:value-type="float">
            <text:p>0.212743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7" calcext:value-type="float">
            <text:p>7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281" calcext:value-type="float">
            <text:p>-0.11535281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7" calcext:value-type="float">
            <text:p>7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301" calcext:value-type="float">
            <text:p>-0.08705301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7" calcext:value-type="float">
            <text:p>7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771" calcext:value-type="float">
            <text:p>-0.05381771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7" calcext:value-type="float">
            <text:p>7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3385" calcext:value-type="float">
            <text:p>0.08239338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7" calcext:value-type="float">
            <text:p>7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845" calcext:value-type="float">
            <text:p>-0.0928984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7" calcext:value-type="float">
            <text:p>7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713" calcext:value-type="float">
            <text:p>-0.21575713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7" calcext:value-type="float">
            <text:p>7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772" calcext:value-type="float">
            <text:p>-0.12860772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7" calcext:value-type="float">
            <text:p>7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14" calcext:value-type="float">
            <text:p>0.059111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7" calcext:value-type="float">
            <text:p>7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09" calcext:value-type="float">
            <text:p>0.0740609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7" calcext:value-type="float">
            <text:p>7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2857" calcext:value-type="float">
            <text:p>-0.00060262857</text:p>
          </table:table-cell>
          <table:table-cell table:number-columns-repeated="2" office:value-type="float" office:value="0.000000007450581" calcext:value-type="float">
            <text:p>0.0000000074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7" calcext:value-type="float">
            <text:p>7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0168" calcext:value-type="float">
            <text:p>-0.1721016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7" calcext:value-type="float">
            <text:p>7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30204" calcext:value-type="float">
            <text:p>0.05393020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7" calcext:value-type="float">
            <text:p>7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484" calcext:value-type="float">
            <text:p>0.08463484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7" calcext:value-type="float">
            <text:p>7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75" calcext:value-type="float">
            <text:p>0.0367075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7" calcext:value-type="float">
            <text:p>7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723" calcext:value-type="float">
            <text:p>-0.1152572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7" calcext:value-type="float">
            <text:p>7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2285" calcext:value-type="float">
            <text:p>0.056372285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7" calcext:value-type="float">
            <text:p>7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506" calcext:value-type="float">
            <text:p>0.02795750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8" calcext:value-type="float">
            <text:p>8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7908" calcext:value-type="float">
            <text:p>-0.0951790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8" calcext:value-type="float">
            <text:p>8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49642" calcext:value-type="float">
            <text:p>0.22949642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8" calcext:value-type="float">
            <text:p>8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6957" calcext:value-type="float">
            <text:p>-0.17586957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8" calcext:value-type="float">
            <text:p>8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6033" calcext:value-type="float">
            <text:p>-0.016956033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8" calcext:value-type="float">
            <text:p>8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21076" calcext:value-type="float">
            <text:p>-0.066821076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8" calcext:value-type="float">
            <text:p>8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7364" calcext:value-type="float">
            <text:p>0.1699736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8" calcext:value-type="float">
            <text:p>8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7096" calcext:value-type="float">
            <text:p>-0.17907096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8" calcext:value-type="float">
            <text:p>8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4238" calcext:value-type="float">
            <text:p>-0.1225423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8" calcext:value-type="float">
            <text:p>8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8924" calcext:value-type="float">
            <text:p>0.014928924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8" calcext:value-type="float">
            <text:p>8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7364" calcext:value-type="float">
            <text:p>-0.106707364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8" calcext:value-type="float">
            <text:p>8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2168" calcext:value-type="float">
            <text:p>-0.2096216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8" calcext:value-type="float">
            <text:p>8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8672" calcext:value-type="float">
            <text:p>0.048128672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8" calcext:value-type="float">
            <text:p>8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7919" calcext:value-type="float">
            <text:p>0.0712791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8" calcext:value-type="float">
            <text:p>8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601" calcext:value-type="float">
            <text:p>0.2149601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8" calcext:value-type="float">
            <text:p>8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4173" calcext:value-type="float">
            <text:p>-0.18714173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8" calcext:value-type="float">
            <text:p>8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4947" calcext:value-type="float">
            <text:p>0.1059494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8" calcext:value-type="float">
            <text:p>8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200238" calcext:value-type="float">
            <text:p>-0.2120023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8" calcext:value-type="float">
            <text:p>8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3435" calcext:value-type="float">
            <text:p>0.05514343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8" calcext:value-type="float">
            <text:p>8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2843" calcext:value-type="float">
            <text:p>-0.23572843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8" calcext:value-type="float">
            <text:p>8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748" calcext:value-type="float">
            <text:p>-0.0689874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8" calcext:value-type="float">
            <text:p>8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4335" calcext:value-type="float">
            <text:p>-0.03797433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8" calcext:value-type="float">
            <text:p>8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211" calcext:value-type="float">
            <text:p>0.04740211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8" calcext:value-type="float">
            <text:p>8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3107" calcext:value-type="float">
            <text:p>-0.003565310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8" calcext:value-type="float">
            <text:p>8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8958" calcext:value-type="float">
            <text:p>0.01991895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8" calcext:value-type="float">
            <text:p>8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1831" calcext:value-type="float">
            <text:p>-0.12821831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8" calcext:value-type="float">
            <text:p>8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009" calcext:value-type="float">
            <text:p>-0.1504009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8" calcext:value-type="float">
            <text:p>8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6871" calcext:value-type="float">
            <text:p>0.09556871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8" calcext:value-type="float">
            <text:p>8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2765" calcext:value-type="float">
            <text:p>0.12622765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8" calcext:value-type="float">
            <text:p>8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324" calcext:value-type="float">
            <text:p>-0.01750324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8" calcext:value-type="float">
            <text:p>8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286" calcext:value-type="float">
            <text:p>0.259828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8" calcext:value-type="float">
            <text:p>8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78" calcext:value-type="float">
            <text:p>0.00705078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8" calcext:value-type="float">
            <text:p>8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357" calcext:value-type="float">
            <text:p>-0.004686357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8" calcext:value-type="float">
            <text:p>8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3808" calcext:value-type="float">
            <text:p>0.2127380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8" calcext:value-type="float">
            <text:p>8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5567" calcext:value-type="float">
            <text:p>-0.1153556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8" calcext:value-type="float">
            <text:p>8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396" calcext:value-type="float">
            <text:p>-0.08705396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8" calcext:value-type="float">
            <text:p>8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628" calcext:value-type="float">
            <text:p>-0.0538162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8" calcext:value-type="float">
            <text:p>8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0524" calcext:value-type="float">
            <text:p>0.082390524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8" calcext:value-type="float">
            <text:p>8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89559" calcext:value-type="float">
            <text:p>-0.0928955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8" calcext:value-type="float">
            <text:p>8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522" calcext:value-type="float">
            <text:p>-0.21575522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8" calcext:value-type="float">
            <text:p>8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02" calcext:value-type="float">
            <text:p>-0.128602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8" calcext:value-type="float">
            <text:p>8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1188" calcext:value-type="float">
            <text:p>0.0591118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8" calcext:value-type="float">
            <text:p>8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5995" calcext:value-type="float">
            <text:p>0.07405995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8" calcext:value-type="float">
            <text:p>8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062" calcext:value-type="float">
            <text:p>-0.0006026062</text:p>
          </table:table-cell>
          <table:table-cell table:number-columns-repeated="2" office:value-type="float" office:value="0.000000014901161" calcext:value-type="float">
            <text:p>0.00000001490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8" calcext:value-type="float">
            <text:p>8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09977" calcext:value-type="float">
            <text:p>-0.17209977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8" calcext:value-type="float">
            <text:p>8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8774" calcext:value-type="float">
            <text:p>0.053928774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8" calcext:value-type="float">
            <text:p>8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389" calcext:value-type="float">
            <text:p>0.0846338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8" calcext:value-type="float">
            <text:p>8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798" calcext:value-type="float">
            <text:p>0.0367079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8" calcext:value-type="float">
            <text:p>8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437" calcext:value-type="float">
            <text:p>-0.1152543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8" calcext:value-type="float">
            <text:p>8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276" calcext:value-type="float">
            <text:p>0.05637276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8" calcext:value-type="float">
            <text:p>8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7268" calcext:value-type="float">
            <text:p>0.02795726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9" calcext:value-type="float">
            <text:p>9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8099" calcext:value-type="float">
            <text:p>-0.09518099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9" calcext:value-type="float">
            <text:p>9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50023" calcext:value-type="float">
            <text:p>0.2295002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9" calcext:value-type="float">
            <text:p>9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5813" calcext:value-type="float">
            <text:p>-0.1758581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9" calcext:value-type="float">
            <text:p>9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4603" calcext:value-type="float">
            <text:p>-0.01695460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9" calcext:value-type="float">
            <text:p>9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2298" calcext:value-type="float">
            <text:p>-0.0668229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9" calcext:value-type="float">
            <text:p>9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7746" calcext:value-type="float">
            <text:p>0.1699774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9" calcext:value-type="float">
            <text:p>9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6715" calcext:value-type="float">
            <text:p>-0.1790671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9" calcext:value-type="float">
            <text:p>9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3666" calcext:value-type="float">
            <text:p>-0.12253666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9" calcext:value-type="float">
            <text:p>9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9639" calcext:value-type="float">
            <text:p>0.014929639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9" calcext:value-type="float">
            <text:p>9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0927" calcext:value-type="float">
            <text:p>-0.10670927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9" calcext:value-type="float">
            <text:p>9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1024" calcext:value-type="float">
            <text:p>-0.20961024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9" calcext:value-type="float">
            <text:p>9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2772" calcext:value-type="float">
            <text:p>0.04812772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9" calcext:value-type="float">
            <text:p>9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7728" calcext:value-type="float">
            <text:p>0.0712772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9" calcext:value-type="float">
            <text:p>9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5628" calcext:value-type="float">
            <text:p>0.21495628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9" calcext:value-type="float">
            <text:p>9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3792" calcext:value-type="float">
            <text:p>-0.18713792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9" calcext:value-type="float">
            <text:p>9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5519" calcext:value-type="float">
            <text:p>0.10595519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9" calcext:value-type="float">
            <text:p>9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9094" calcext:value-type="float">
            <text:p>-0.21199094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9" calcext:value-type="float">
            <text:p>9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248" calcext:value-type="float">
            <text:p>0.0551424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9" calcext:value-type="float">
            <text:p>9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2461" calcext:value-type="float">
            <text:p>-0.23572461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9" calcext:value-type="float">
            <text:p>9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8939" calcext:value-type="float">
            <text:p>-0.06898939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9" calcext:value-type="float">
            <text:p>9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338" calcext:value-type="float">
            <text:p>-0.0379733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9" calcext:value-type="float">
            <text:p>9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497" calcext:value-type="float">
            <text:p>0.0474049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9" calcext:value-type="float">
            <text:p>9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132" calcext:value-type="float">
            <text:p>-0.003565132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9" calcext:value-type="float">
            <text:p>9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9435" calcext:value-type="float">
            <text:p>0.01991943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9" calcext:value-type="float">
            <text:p>9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0686" calcext:value-type="float">
            <text:p>-0.1282068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9" calcext:value-type="float">
            <text:p>9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39709" calcext:value-type="float">
            <text:p>-0.15039709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9" calcext:value-type="float">
            <text:p>9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7062" calcext:value-type="float">
            <text:p>0.09557062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9" calcext:value-type="float">
            <text:p>9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3146" calcext:value-type="float">
            <text:p>0.1262314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9" calcext:value-type="float">
            <text:p>9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2762" calcext:value-type="float">
            <text:p>-0.017502762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9" calcext:value-type="float">
            <text:p>9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515" calcext:value-type="float">
            <text:p>0.259851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9" calcext:value-type="float">
            <text:p>9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0661" calcext:value-type="float">
            <text:p>0.007050661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9" calcext:value-type="float">
            <text:p>9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7146" calcext:value-type="float">
            <text:p>-0.0046867146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9" calcext:value-type="float">
            <text:p>9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4953" calcext:value-type="float">
            <text:p>0.2127495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9" calcext:value-type="float">
            <text:p>9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4995" calcext:value-type="float">
            <text:p>-0.11534995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9" calcext:value-type="float">
            <text:p>9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587" calcext:value-type="float">
            <text:p>-0.08705587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9" calcext:value-type="float">
            <text:p>9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5328" calcext:value-type="float">
            <text:p>-0.05381532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9" calcext:value-type="float">
            <text:p>9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9625" calcext:value-type="float">
            <text:p>0.08239625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9" calcext:value-type="float">
            <text:p>9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90131" calcext:value-type="float">
            <text:p>-0.09290131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9" calcext:value-type="float">
            <text:p>9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5141" calcext:value-type="float">
            <text:p>-0.21575141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9" calcext:value-type="float">
            <text:p>9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1344" calcext:value-type="float">
            <text:p>-0.12861344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9" calcext:value-type="float">
            <text:p>9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09017" calcext:value-type="float">
            <text:p>0.05910901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9" calcext:value-type="float">
            <text:p>9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6567" calcext:value-type="float">
            <text:p>0.07406567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9" calcext:value-type="float">
            <text:p>9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509" calcext:value-type="float">
            <text:p>-0.0006026509</text:p>
          </table:table-cell>
          <table:table-cell table:number-columns-repeated="2" office:value-type="float" office:value="0.000000029802322" calcext:value-type="float">
            <text:p>0.00000002980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9" calcext:value-type="float">
            <text:p>9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09595" calcext:value-type="float">
            <text:p>-0.1720959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9" calcext:value-type="float">
            <text:p>9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31635" calcext:value-type="float">
            <text:p>0.053931635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9" calcext:value-type="float">
            <text:p>9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3961" calcext:value-type="float">
            <text:p>0.08463961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9" calcext:value-type="float">
            <text:p>9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05118" calcext:value-type="float">
            <text:p>0.03670511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9" calcext:value-type="float">
            <text:p>9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52465" calcext:value-type="float">
            <text:p>-0.115252465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9" calcext:value-type="float">
            <text:p>9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699" calcext:value-type="float">
            <text:p>0.056369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9" calcext:value-type="float">
            <text:p>9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6791" calcext:value-type="float">
            <text:p>0.027956791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0" calcext:value-type="float">
            <text:p>10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69544" calcext:value-type="float">
            <text:p>-0.095169544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0" calcext:value-type="float">
            <text:p>10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50786" calcext:value-type="float">
            <text:p>0.2295078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0" calcext:value-type="float">
            <text:p>10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505" calcext:value-type="float">
            <text:p>-0.175850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0" calcext:value-type="float">
            <text:p>10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3649" calcext:value-type="float">
            <text:p>-0.01695364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0" calcext:value-type="float">
            <text:p>10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268" calcext:value-type="float">
            <text:p>-0.0668268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0" calcext:value-type="float">
            <text:p>10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5457" calcext:value-type="float">
            <text:p>0.16995457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0" calcext:value-type="float">
            <text:p>10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5952" calcext:value-type="float">
            <text:p>-0.17905952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0" calcext:value-type="float">
            <text:p>10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32845" calcext:value-type="float">
            <text:p>-0.12253284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0" calcext:value-type="float">
            <text:p>10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30116" calcext:value-type="float">
            <text:p>0.014930116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0" calcext:value-type="float">
            <text:p>10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1309" calcext:value-type="float">
            <text:p>-0.10671309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0" calcext:value-type="float">
            <text:p>10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0261" calcext:value-type="float">
            <text:p>-0.20960261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0" calcext:value-type="float">
            <text:p>10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3344" calcext:value-type="float">
            <text:p>0.0481334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0" calcext:value-type="float">
            <text:p>10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8873" calcext:value-type="float">
            <text:p>0.0712887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0" calcext:value-type="float">
            <text:p>10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4865" calcext:value-type="float">
            <text:p>0.2149486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0" calcext:value-type="float">
            <text:p>10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608" calcext:value-type="float">
            <text:p>-0.1871608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0" calcext:value-type="float">
            <text:p>10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4375" calcext:value-type="float">
            <text:p>0.1059437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0" calcext:value-type="float">
            <text:p>10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8331" calcext:value-type="float">
            <text:p>-0.21198331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0" calcext:value-type="float">
            <text:p>10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40574" calcext:value-type="float">
            <text:p>0.05514057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0" calcext:value-type="float">
            <text:p>10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475" calcext:value-type="float">
            <text:p>-0.235747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0" calcext:value-type="float">
            <text:p>10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932" calcext:value-type="float">
            <text:p>-0.0689932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0" calcext:value-type="float">
            <text:p>10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79104" calcext:value-type="float">
            <text:p>-0.03797910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0" calcext:value-type="float">
            <text:p>10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0688" calcext:value-type="float">
            <text:p>0.0474068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0" calcext:value-type="float">
            <text:p>10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0127" calcext:value-type="float">
            <text:p>-0.003565012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0" calcext:value-type="float">
            <text:p>10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6574" calcext:value-type="float">
            <text:p>0.019916574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0" calcext:value-type="float">
            <text:p>10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2975" calcext:value-type="float">
            <text:p>-0.1282297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0" calcext:value-type="float">
            <text:p>10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1998" calcext:value-type="float">
            <text:p>-0.15041998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0" calcext:value-type="float">
            <text:p>10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7443" calcext:value-type="float">
            <text:p>0.0955744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0" calcext:value-type="float">
            <text:p>10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3909" calcext:value-type="float">
            <text:p>0.12623909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0" calcext:value-type="float">
            <text:p>10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5623" calcext:value-type="float">
            <text:p>-0.017505623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0" calcext:value-type="float">
            <text:p>10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86674" calcext:value-type="float">
            <text:p>0.25986674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0" calcext:value-type="float">
            <text:p>10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1376" calcext:value-type="float">
            <text:p>0.007051376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0" calcext:value-type="float">
            <text:p>10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6953" calcext:value-type="float">
            <text:p>-0.004686953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0" calcext:value-type="float">
            <text:p>10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5716" calcext:value-type="float">
            <text:p>0.2127571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0" calcext:value-type="float">
            <text:p>10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4613" calcext:value-type="float">
            <text:p>-0.1153461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0" calcext:value-type="float">
            <text:p>10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59684" calcext:value-type="float">
            <text:p>-0.087059684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0" calcext:value-type="float">
            <text:p>10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1342" calcext:value-type="float">
            <text:p>-0.05381342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0" calcext:value-type="float">
            <text:p>10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848" calcext:value-type="float">
            <text:p>0.0823848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0" calcext:value-type="float">
            <text:p>10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90513" calcext:value-type="float">
            <text:p>-0.0929051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0" calcext:value-type="float">
            <text:p>10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4378" calcext:value-type="float">
            <text:p>-0.21574378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0" calcext:value-type="float">
            <text:p>10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2107" calcext:value-type="float">
            <text:p>-0.12862107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0" calcext:value-type="float">
            <text:p>10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0711" calcext:value-type="float">
            <text:p>0.05910711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0" calcext:value-type="float">
            <text:p>10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5423" calcext:value-type="float">
            <text:p>0.07405423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0" calcext:value-type="float">
            <text:p>10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6807" calcext:value-type="float">
            <text:p>-0.0006026807</text:p>
          </table:table-cell>
          <table:table-cell table:number-columns-repeated="2" office:value-type="float" office:value="0.000000059604645" calcext:value-type="float">
            <text:p>0.00000005960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0" calcext:value-type="float">
            <text:p>10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11884" calcext:value-type="float">
            <text:p>-0.1721188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0" calcext:value-type="float">
            <text:p>10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25913" calcext:value-type="float">
            <text:p>0.053925913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0" calcext:value-type="float">
            <text:p>10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28165" calcext:value-type="float">
            <text:p>0.08462816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0" calcext:value-type="float">
            <text:p>10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1084" calcext:value-type="float">
            <text:p>0.0367108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0" calcext:value-type="float">
            <text:p>10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6391" calcext:value-type="float">
            <text:p>-0.11526391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0" calcext:value-type="float">
            <text:p>10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67993" calcext:value-type="float">
            <text:p>0.056367993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0" calcext:value-type="float">
            <text:p>10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55838" calcext:value-type="float">
            <text:p>0.02795583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1" calcext:value-type="float">
            <text:p>11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61915" calcext:value-type="float">
            <text:p>-0.09516191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1" calcext:value-type="float">
            <text:p>11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52312" calcext:value-type="float">
            <text:p>0.22952312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1" calcext:value-type="float">
            <text:p>11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9627" calcext:value-type="float">
            <text:p>-0.1758962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1" calcext:value-type="float">
            <text:p>11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59371" calcext:value-type="float">
            <text:p>-0.016959371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1" calcext:value-type="float">
            <text:p>11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0391" calcext:value-type="float">
            <text:p>-0.06680391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1" calcext:value-type="float">
            <text:p>11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993931" calcext:value-type="float">
            <text:p>0.16993931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1" calcext:value-type="float">
            <text:p>11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4426" calcext:value-type="float">
            <text:p>-0.1790442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1" calcext:value-type="float">
            <text:p>11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5573" calcext:value-type="float">
            <text:p>-0.12255573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1" calcext:value-type="float">
            <text:p>11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7255" calcext:value-type="float">
            <text:p>0.014927255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1" calcext:value-type="float">
            <text:p>11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6902" calcext:value-type="float">
            <text:p>-0.1066902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1" calcext:value-type="float">
            <text:p>11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4839" calcext:value-type="float">
            <text:p>-0.20964839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1" calcext:value-type="float">
            <text:p>11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37255" calcext:value-type="float">
            <text:p>0.04813725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1" calcext:value-type="float">
            <text:p>11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6584" calcext:value-type="float">
            <text:p>0.0712658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1" calcext:value-type="float">
            <text:p>11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334" calcext:value-type="float">
            <text:p>0.2149334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1" calcext:value-type="float">
            <text:p>11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17606" calcext:value-type="float">
            <text:p>-0.1871760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1" calcext:value-type="float">
            <text:p>11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3612" calcext:value-type="float">
            <text:p>0.10593612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1" calcext:value-type="float">
            <text:p>11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202908" calcext:value-type="float">
            <text:p>-0.2120290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1" calcext:value-type="float">
            <text:p>11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3676" calcext:value-type="float">
            <text:p>0.0551367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1" calcext:value-type="float">
            <text:p>11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6276" calcext:value-type="float">
            <text:p>-0.2357627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1" calcext:value-type="float">
            <text:p>11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970315" calcext:value-type="float">
            <text:p>-0.06897031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1" calcext:value-type="float">
            <text:p>11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6766" calcext:value-type="float">
            <text:p>-0.0379676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1" calcext:value-type="float">
            <text:p>11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395434" calcext:value-type="float">
            <text:p>0.047395434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1" calcext:value-type="float">
            <text:p>11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5728" calcext:value-type="float">
            <text:p>-0.003565728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1" calcext:value-type="float">
            <text:p>11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14666" calcext:value-type="float">
            <text:p>0.019914666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1" calcext:value-type="float">
            <text:p>11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18398" calcext:value-type="float">
            <text:p>-0.1281839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1" calcext:value-type="float">
            <text:p>11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3524" calcext:value-type="float">
            <text:p>-0.15043524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1" calcext:value-type="float">
            <text:p>11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5154" calcext:value-type="float">
            <text:p>0.0955515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1" calcext:value-type="float">
            <text:p>11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5435" calcext:value-type="float">
            <text:p>0.12625435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1" calcext:value-type="float">
            <text:p>11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0753" calcext:value-type="float">
            <text:p>-0.01750753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1" calcext:value-type="float">
            <text:p>11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7752" calcext:value-type="float">
            <text:p>0.2597752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1" calcext:value-type="float">
            <text:p>11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499456" calcext:value-type="float">
            <text:p>0.0070499456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1" calcext:value-type="float">
            <text:p>11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743" calcext:value-type="float">
            <text:p>-0.00468743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1" calcext:value-type="float">
            <text:p>11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71138" calcext:value-type="float">
            <text:p>0.2127113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1" calcext:value-type="float">
            <text:p>11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38504" calcext:value-type="float">
            <text:p>-0.11533850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1" calcext:value-type="float">
            <text:p>11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36796" calcext:value-type="float">
            <text:p>-0.08703679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1" calcext:value-type="float">
            <text:p>11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09606" calcext:value-type="float">
            <text:p>-0.05380960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1" calcext:value-type="float">
            <text:p>11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7717" calcext:value-type="float">
            <text:p>0.08237717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1" calcext:value-type="float">
            <text:p>11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912756" calcext:value-type="float">
            <text:p>-0.09291275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1" calcext:value-type="float">
            <text:p>11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72852" calcext:value-type="float">
            <text:p>-0.21572852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1" calcext:value-type="float">
            <text:p>11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63633" calcext:value-type="float">
            <text:p>-0.12863633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1" calcext:value-type="float">
            <text:p>11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03295" calcext:value-type="float">
            <text:p>0.05910329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1" calcext:value-type="float">
            <text:p>11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466" calcext:value-type="float">
            <text:p>0.074046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1" calcext:value-type="float">
            <text:p>11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5019" calcext:value-type="float">
            <text:p>-0.0006025019</text:p>
          </table:table-cell>
          <table:table-cell table:number-columns-repeated="2" office:value-type="float" office:value="0.00000011920929" calcext:value-type="float">
            <text:p>0.0000001192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1" calcext:value-type="float">
            <text:p>11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07307" calcext:value-type="float">
            <text:p>-0.1720730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1" calcext:value-type="float">
            <text:p>11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37357" calcext:value-type="float">
            <text:p>0.053937357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1" calcext:value-type="float">
            <text:p>11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5105" calcext:value-type="float">
            <text:p>0.08465105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1" calcext:value-type="float">
            <text:p>11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699396" calcext:value-type="float">
            <text:p>0.03669939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1" calcext:value-type="float">
            <text:p>11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4102" calcext:value-type="float">
            <text:p>-0.11524102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1" calcext:value-type="float">
            <text:p>11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79437" calcext:value-type="float">
            <text:p>0.056379437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1" calcext:value-type="float">
            <text:p>11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6156" calcext:value-type="float">
            <text:p>0.02796156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2" calcext:value-type="float">
            <text:p>12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20769" calcext:value-type="float">
            <text:p>-0.09520769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2" calcext:value-type="float">
            <text:p>12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55364" calcext:value-type="float">
            <text:p>0.2295536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2" calcext:value-type="float">
            <text:p>12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80472" calcext:value-type="float">
            <text:p>-0.17580472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2" calcext:value-type="float">
            <text:p>12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63186" calcext:value-type="float">
            <text:p>-0.01696318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2" calcext:value-type="float">
            <text:p>12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78865" calcext:value-type="float">
            <text:p>-0.06678865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2" calcext:value-type="float">
            <text:p>12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7003086" calcext:value-type="float">
            <text:p>0.17003086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2" calcext:value-type="float">
            <text:p>12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01374" calcext:value-type="float">
            <text:p>-0.1790137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2" calcext:value-type="float">
            <text:p>12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50996" calcext:value-type="float">
            <text:p>-0.1225099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2" calcext:value-type="float">
            <text:p>12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25348" calcext:value-type="float">
            <text:p>0.01492534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2" calcext:value-type="float">
            <text:p>12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35975" calcext:value-type="float">
            <text:p>-0.106735975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2" calcext:value-type="float">
            <text:p>12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6789" calcext:value-type="float">
            <text:p>-0.2096789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2" calcext:value-type="float">
            <text:p>12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44884" calcext:value-type="float">
            <text:p>0.04814488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2" calcext:value-type="float">
            <text:p>12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5058" calcext:value-type="float">
            <text:p>0.0712505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2" calcext:value-type="float">
            <text:p>12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490288" calcext:value-type="float">
            <text:p>0.21490288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2" calcext:value-type="float">
            <text:p>12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20658" calcext:value-type="float">
            <text:p>-0.18720658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2" calcext:value-type="float">
            <text:p>12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92086" calcext:value-type="float">
            <text:p>0.1059208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2" calcext:value-type="float">
            <text:p>12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93753" calcext:value-type="float">
            <text:p>-0.21193753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2" calcext:value-type="float">
            <text:p>12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2913" calcext:value-type="float">
            <text:p>0.05512913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2" calcext:value-type="float">
            <text:p>12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79328" calcext:value-type="float">
            <text:p>-0.23579328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2" calcext:value-type="float">
            <text:p>12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901609" calcext:value-type="float">
            <text:p>-0.06901609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2" calcext:value-type="float">
            <text:p>12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990548" calcext:value-type="float">
            <text:p>-0.037990548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2" calcext:value-type="float">
            <text:p>12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18322" calcext:value-type="float">
            <text:p>0.047418322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2" calcext:value-type="float">
            <text:p>12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62048" calcext:value-type="float">
            <text:p>-0.0035662048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2" calcext:value-type="float">
            <text:p>12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2611" calcext:value-type="float">
            <text:p>0.01992611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2" calcext:value-type="float">
            <text:p>12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27553" calcext:value-type="float">
            <text:p>-0.12827553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2" calcext:value-type="float">
            <text:p>12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46576" calcext:value-type="float">
            <text:p>-0.15046576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2" calcext:value-type="float">
            <text:p>12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36284" calcext:value-type="float">
            <text:p>0.095536284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2" calcext:value-type="float">
            <text:p>12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28487" calcext:value-type="float">
            <text:p>0.12628487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2" calcext:value-type="float">
            <text:p>12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11345" calcext:value-type="float">
            <text:p>-0.01751134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2" calcext:value-type="float">
            <text:p>12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99583" calcext:value-type="float">
            <text:p>0.2599583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2" calcext:value-type="float">
            <text:p>12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28067" calcext:value-type="float">
            <text:p>0.007052806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2" calcext:value-type="float">
            <text:p>12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84569" calcext:value-type="float">
            <text:p>-0.004684569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2" calcext:value-type="float">
            <text:p>12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68086" calcext:value-type="float">
            <text:p>0.21268086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2" calcext:value-type="float">
            <text:p>12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323246" calcext:value-type="float">
            <text:p>-0.11532324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2" calcext:value-type="float">
            <text:p>12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08257" calcext:value-type="float">
            <text:p>-0.0870825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2" calcext:value-type="float">
            <text:p>12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832494" calcext:value-type="float">
            <text:p>-0.05383249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2" calcext:value-type="float">
            <text:p>12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61914" calcext:value-type="float">
            <text:p>0.082361914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2" calcext:value-type="float">
            <text:p>12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928015" calcext:value-type="float">
            <text:p>-0.092928015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2" calcext:value-type="float">
            <text:p>12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82007" calcext:value-type="float">
            <text:p>-0.21582007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2" calcext:value-type="float">
            <text:p>12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54478" calcext:value-type="float">
            <text:p>-0.12854478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2" calcext:value-type="float">
            <text:p>12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095666" calcext:value-type="float">
            <text:p>0.05909566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2" calcext:value-type="float">
            <text:p>12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9237" calcext:value-type="float">
            <text:p>0.0740923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2" calcext:value-type="float">
            <text:p>12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3827" calcext:value-type="float">
            <text:p>-0.0006023827</text:p>
          </table:table-cell>
          <table:table-cell table:number-columns-repeated="2" office:value-type="float" office:value="0.00000023841858" calcext:value-type="float">
            <text:p>0.0000002384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2" calcext:value-type="float">
            <text:p>12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04255" calcext:value-type="float">
            <text:p>-0.17204255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2" calcext:value-type="float">
            <text:p>12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944986" calcext:value-type="float">
            <text:p>0.05394498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2" calcext:value-type="float">
            <text:p>12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0528" calcext:value-type="float">
            <text:p>0.0846052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2" calcext:value-type="float">
            <text:p>12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691766" calcext:value-type="float">
            <text:p>0.036691766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2" calcext:value-type="float">
            <text:p>12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2868" calcext:value-type="float">
            <text:p>-0.115286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2" calcext:value-type="float">
            <text:p>12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87067" calcext:value-type="float">
            <text:p>0.056387067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2" calcext:value-type="float">
            <text:p>12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65374" calcext:value-type="float">
            <text:p>0.027965374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3" calcext:value-type="float">
            <text:p>13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11614" calcext:value-type="float">
            <text:p>-0.0951161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3" calcext:value-type="float">
            <text:p>13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61468" calcext:value-type="float">
            <text:p>0.22961468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3" calcext:value-type="float">
            <text:p>13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598782" calcext:value-type="float">
            <text:p>-0.17598782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3" calcext:value-type="float">
            <text:p>13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40298" calcext:value-type="float">
            <text:p>-0.016940298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3" calcext:value-type="float">
            <text:p>13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880204" calcext:value-type="float">
            <text:p>-0.06688020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3" calcext:value-type="float">
            <text:p>13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700919" calcext:value-type="float">
            <text:p>0.1700919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3" calcext:value-type="float">
            <text:p>13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19685" calcext:value-type="float">
            <text:p>-0.1791968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3" calcext:value-type="float">
            <text:p>13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47944" calcext:value-type="float">
            <text:p>-0.1224794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3" calcext:value-type="float">
            <text:p>13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36792" calcext:value-type="float">
            <text:p>0.014936792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3" calcext:value-type="float">
            <text:p>13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76649" calcext:value-type="float">
            <text:p>-0.10676649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3" calcext:value-type="float">
            <text:p>13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4958" calcext:value-type="float">
            <text:p>-0.2094958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3" calcext:value-type="float">
            <text:p>13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099108" calcext:value-type="float">
            <text:p>0.04809910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3" calcext:value-type="float">
            <text:p>13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22006" calcext:value-type="float">
            <text:p>0.07122006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3" calcext:value-type="float">
            <text:p>13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508598" calcext:value-type="float">
            <text:p>0.21508598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3" calcext:value-type="float">
            <text:p>13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02348" calcext:value-type="float">
            <text:p>-0.18702348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3" calcext:value-type="float">
            <text:p>13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89034" calcext:value-type="float">
            <text:p>0.1058903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3" calcext:value-type="float">
            <text:p>13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212064" calcext:value-type="float">
            <text:p>-0.21212064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3" calcext:value-type="float">
            <text:p>13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174906" calcext:value-type="float">
            <text:p>0.05517490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3" calcext:value-type="float">
            <text:p>13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61017" calcext:value-type="float">
            <text:p>-0.23561017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3" calcext:value-type="float">
            <text:p>13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904661" calcext:value-type="float">
            <text:p>-0.06904661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3" calcext:value-type="float">
            <text:p>13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8005807" calcext:value-type="float">
            <text:p>-0.03800580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3" calcext:value-type="float">
            <text:p>13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372546" calcext:value-type="float">
            <text:p>0.04737254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3" calcext:value-type="float">
            <text:p>13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33438" calcext:value-type="float">
            <text:p>-0.0035633438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3" calcext:value-type="float">
            <text:p>13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03222" calcext:value-type="float">
            <text:p>0.019903222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3" calcext:value-type="float">
            <text:p>13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33656" calcext:value-type="float">
            <text:p>-0.12833656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3" calcext:value-type="float">
            <text:p>13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52679" calcext:value-type="float">
            <text:p>-0.15052679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3" calcext:value-type="float">
            <text:p>13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50577" calcext:value-type="float">
            <text:p>0.09550577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3" calcext:value-type="float">
            <text:p>13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3459" calcext:value-type="float">
            <text:p>0.1263459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3" calcext:value-type="float">
            <text:p>13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488457" calcext:value-type="float">
            <text:p>-0.017488457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3" calcext:value-type="float">
            <text:p>13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6008037" calcext:value-type="float">
            <text:p>0.26008037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3" calcext:value-type="float">
            <text:p>13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4714" calcext:value-type="float">
            <text:p>0.00705471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3" calcext:value-type="float">
            <text:p>13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90291" calcext:value-type="float">
            <text:p>-0.004690291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3" calcext:value-type="float">
            <text:p>13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86397" calcext:value-type="float">
            <text:p>0.21286397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3" calcext:value-type="float">
            <text:p>13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29273" calcext:value-type="float">
            <text:p>-0.11529273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3" calcext:value-type="float">
            <text:p>13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11309" calcext:value-type="float">
            <text:p>-0.08711309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3" calcext:value-type="float">
            <text:p>13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786717" calcext:value-type="float">
            <text:p>-0.05378671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3" calcext:value-type="float">
            <text:p>13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3314" calcext:value-type="float">
            <text:p>0.082331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3" calcext:value-type="float">
            <text:p>13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95853" calcext:value-type="float">
            <text:p>-0.09295853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3" calcext:value-type="float">
            <text:p>13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63697" calcext:value-type="float">
            <text:p>-0.21563697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3" calcext:value-type="float">
            <text:p>13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48374" calcext:value-type="float">
            <text:p>-0.12848374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3" calcext:value-type="float">
            <text:p>13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41442" calcext:value-type="float">
            <text:p>0.059141442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3" calcext:value-type="float">
            <text:p>13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00082" calcext:value-type="float">
            <text:p>0.07400082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3" calcext:value-type="float">
            <text:p>13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21443" calcext:value-type="float">
            <text:p>-0.0006021443</text:p>
          </table:table-cell>
          <table:table-cell table:number-columns-repeated="2" office:value-type="float" office:value="0.00000047683716" calcext:value-type="float">
            <text:p>0.0000004768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3" calcext:value-type="float">
            <text:p>13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198151" calcext:value-type="float">
            <text:p>-0.17198151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3" calcext:value-type="float">
            <text:p>13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89921" calcext:value-type="float">
            <text:p>0.05389921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3" calcext:value-type="float">
            <text:p>13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69683" calcext:value-type="float">
            <text:p>0.08469683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3" calcext:value-type="float">
            <text:p>13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737543" calcext:value-type="float">
            <text:p>0.036737543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3" calcext:value-type="float">
            <text:p>13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317315" calcext:value-type="float">
            <text:p>-0.115317315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3" calcext:value-type="float">
            <text:p>13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4129" calcext:value-type="float">
            <text:p>0.05634129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3" calcext:value-type="float">
            <text:p>13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73004" calcext:value-type="float">
            <text:p>0.02797300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4" calcext:value-type="float">
            <text:p>14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0551" calcext:value-type="float">
            <text:p>-0.0950551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4" calcext:value-type="float">
            <text:p>14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73675" calcext:value-type="float">
            <text:p>0.2297367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4" calcext:value-type="float">
            <text:p>14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61099" calcext:value-type="float">
            <text:p>-0.1761099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4" calcext:value-type="float">
            <text:p>14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925039" calcext:value-type="float">
            <text:p>-0.016925039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4" calcext:value-type="float">
            <text:p>14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6971" calcext:value-type="float">
            <text:p>-0.0666971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4" calcext:value-type="float">
            <text:p>14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7021397" calcext:value-type="float">
            <text:p>0.17021397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4" calcext:value-type="float">
            <text:p>14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883064" calcext:value-type="float">
            <text:p>-0.17883064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4" calcext:value-type="float">
            <text:p>14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4184" calcext:value-type="float">
            <text:p>-0.1224184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4" calcext:value-type="float">
            <text:p>14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44421" calcext:value-type="float">
            <text:p>0.014944421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4" calcext:value-type="float">
            <text:p>14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82753" calcext:value-type="float">
            <text:p>-0.10682753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4" calcext:value-type="float">
            <text:p>14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86201" calcext:value-type="float">
            <text:p>-0.20986201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4" calcext:value-type="float">
            <text:p>14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19066" calcext:value-type="float">
            <text:p>0.04819066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4" calcext:value-type="float">
            <text:p>14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15903" calcext:value-type="float">
            <text:p>0.07115903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4" calcext:value-type="float">
            <text:p>14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520805" calcext:value-type="float">
            <text:p>0.2152080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4" calcext:value-type="float">
            <text:p>14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738969" calcext:value-type="float">
            <text:p>-0.18738969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4" calcext:value-type="float">
            <text:p>14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829306" calcext:value-type="float">
            <text:p>0.105829306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4" calcext:value-type="float">
            <text:p>14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224271" calcext:value-type="float">
            <text:p>-0.21224271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4" calcext:value-type="float">
            <text:p>14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083353" calcext:value-type="float">
            <text:p>0.055083353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4" calcext:value-type="float">
            <text:p>14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54881" calcext:value-type="float">
            <text:p>-0.2354881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4" calcext:value-type="float">
            <text:p>14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8635" calcext:value-type="float">
            <text:p>-0.068863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4" calcext:value-type="float">
            <text:p>14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8036324" calcext:value-type="float">
            <text:p>-0.03803632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4" calcext:value-type="float">
            <text:p>14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4641" calcext:value-type="float">
            <text:p>0.0474641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4" calcext:value-type="float">
            <text:p>14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690658" calcext:value-type="float">
            <text:p>-0.0035690658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4" calcext:value-type="float">
            <text:p>14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48998" calcext:value-type="float">
            <text:p>0.01994899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4" calcext:value-type="float">
            <text:p>14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797035" calcext:value-type="float">
            <text:p>-0.1279703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4" calcext:value-type="float">
            <text:p>14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64886" calcext:value-type="float">
            <text:p>-0.1506488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4" calcext:value-type="float">
            <text:p>14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68887" calcext:value-type="float">
            <text:p>0.09568887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4" calcext:value-type="float">
            <text:p>14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597969" calcext:value-type="float">
            <text:p>0.12597969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4" calcext:value-type="float">
            <text:p>14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473198" calcext:value-type="float">
            <text:p>-0.017473198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4" calcext:value-type="float">
            <text:p>14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603245" calcext:value-type="float">
            <text:p>0.2603245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4" calcext:value-type="float">
            <text:p>14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585287" calcext:value-type="float">
            <text:p>0.0070585287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4" calcext:value-type="float">
            <text:p>14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941056" calcext:value-type="float">
            <text:p>-0.0046941056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4" calcext:value-type="float">
            <text:p>14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49776" calcext:value-type="float">
            <text:p>0.2124977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4" calcext:value-type="float">
            <text:p>14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47583" calcext:value-type="float">
            <text:p>-0.11547583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4" calcext:value-type="float">
            <text:p>14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6929984" calcext:value-type="float">
            <text:p>-0.086929984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4" calcext:value-type="float">
            <text:p>14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7562" calcext:value-type="float">
            <text:p>-0.0537562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4" calcext:value-type="float">
            <text:p>14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5145" calcext:value-type="float">
            <text:p>0.082514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4" calcext:value-type="float">
            <text:p>14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277543" calcext:value-type="float">
            <text:p>-0.09277543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4" calcext:value-type="float">
            <text:p>14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5149" calcext:value-type="float">
            <text:p>-0.2155149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4" calcext:value-type="float">
            <text:p>14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84995" calcext:value-type="float">
            <text:p>-0.1288499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4" calcext:value-type="float">
            <text:p>14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17196" calcext:value-type="float">
            <text:p>0.05917196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4" calcext:value-type="float">
            <text:p>14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4183926" calcext:value-type="float">
            <text:p>0.074183926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4" calcext:value-type="float">
            <text:p>14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166745" calcext:value-type="float">
            <text:p>-0.00060166745</text:p>
          </table:table-cell>
          <table:table-cell table:number-columns-repeated="2" office:value-type="float" office:value="0.0000009536743" calcext:value-type="float">
            <text:p>0.00000095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4" calcext:value-type="float">
            <text:p>14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34772" calcext:value-type="float">
            <text:p>-0.17234772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4" calcext:value-type="float">
            <text:p>14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868692" calcext:value-type="float">
            <text:p>0.053868692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4" calcext:value-type="float">
            <text:p>14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513724" calcext:value-type="float">
            <text:p>0.084513724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4" calcext:value-type="float">
            <text:p>14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64599" calcext:value-type="float">
            <text:p>0.03664599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4" calcext:value-type="float">
            <text:p>14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37835" calcext:value-type="float">
            <text:p>-0.1153783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4" calcext:value-type="float">
            <text:p>14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310773" calcext:value-type="float">
            <text:p>0.056310773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4" calcext:value-type="float">
            <text:p>14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988262" calcext:value-type="float">
            <text:p>0.027988262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5" calcext:value-type="float">
            <text:p>15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493303" calcext:value-type="float">
            <text:p>-0.09493303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5" calcext:value-type="float">
            <text:p>15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998089" calcext:value-type="float">
            <text:p>0.22998089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5" calcext:value-type="float">
            <text:p>15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635404" calcext:value-type="float">
            <text:p>-0.17635404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5" calcext:value-type="float">
            <text:p>15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894521" calcext:value-type="float">
            <text:p>-0.016894521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5" calcext:value-type="float">
            <text:p>15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657503" calcext:value-type="float">
            <text:p>-0.06657503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5" calcext:value-type="float">
            <text:p>15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7045811" calcext:value-type="float">
            <text:p>0.17045811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5" calcext:value-type="float">
            <text:p>15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956306" calcext:value-type="float">
            <text:p>-0.17956306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5" calcext:value-type="float">
            <text:p>15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229633" calcext:value-type="float">
            <text:p>-0.12229633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5" calcext:value-type="float">
            <text:p>15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898645" calcext:value-type="float">
            <text:p>0.014898645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5" calcext:value-type="float">
            <text:p>15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646132" calcext:value-type="float">
            <text:p>-0.10646132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5" calcext:value-type="float">
            <text:p>15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912959" calcext:value-type="float">
            <text:p>-0.20912959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5" calcext:value-type="float">
            <text:p>15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251696" calcext:value-type="float">
            <text:p>0.048251696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5" calcext:value-type="float">
            <text:p>15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103696" calcext:value-type="float">
            <text:p>0.0710369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5" calcext:value-type="float">
            <text:p>15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54522" calcext:value-type="float">
            <text:p>0.2154522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5" calcext:value-type="float">
            <text:p>15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665726" calcext:value-type="float">
            <text:p>-0.18665726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5" calcext:value-type="float">
            <text:p>15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5707236" calcext:value-type="float">
            <text:p>0.10570723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5" calcext:value-type="float">
            <text:p>15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248685" calcext:value-type="float">
            <text:p>-0.21248685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5" calcext:value-type="float">
            <text:p>15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022318" calcext:value-type="float">
            <text:p>0.055022318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5" calcext:value-type="float">
            <text:p>15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622052" calcext:value-type="float">
            <text:p>-0.23622052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5" calcext:value-type="float">
            <text:p>15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9229715" calcext:value-type="float">
            <text:p>-0.06922971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5" calcext:value-type="float">
            <text:p>15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85322" calcext:value-type="float">
            <text:p>-0.03785322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5" calcext:value-type="float">
            <text:p>15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525134" calcext:value-type="float">
            <text:p>0.047525134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5" calcext:value-type="float">
            <text:p>15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576217" calcext:value-type="float">
            <text:p>-0.0035576217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5" calcext:value-type="float">
            <text:p>15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979516" calcext:value-type="float">
            <text:p>0.019979516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5" calcext:value-type="float">
            <text:p>15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870277" calcext:value-type="float">
            <text:p>-0.12870277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5" calcext:value-type="float">
            <text:p>15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0893" calcext:value-type="float">
            <text:p>-0.150893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5" calcext:value-type="float">
            <text:p>15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32266" calcext:value-type="float">
            <text:p>0.0953226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5" calcext:value-type="float">
            <text:p>15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671211" calcext:value-type="float">
            <text:p>0.12671211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5" calcext:value-type="float">
            <text:p>15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564751" calcext:value-type="float">
            <text:p>-0.017564751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5" calcext:value-type="float">
            <text:p>15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608128" calcext:value-type="float">
            <text:p>0.2608128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5" calcext:value-type="float">
            <text:p>15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66158" calcext:value-type="float">
            <text:p>0.007066158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5" calcext:value-type="float">
            <text:p>15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712174" calcext:value-type="float">
            <text:p>-0.0046712174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5" calcext:value-type="float">
            <text:p>15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225362" calcext:value-type="float">
            <text:p>0.21225362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5" calcext:value-type="float">
            <text:p>15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597904" calcext:value-type="float">
            <text:p>-0.115597904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5" calcext:value-type="float">
            <text:p>15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296195" calcext:value-type="float">
            <text:p>-0.08729619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5" calcext:value-type="float">
            <text:p>15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3939305" calcext:value-type="float">
            <text:p>-0.05393930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5" calcext:value-type="float">
            <text:p>15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14829" calcext:value-type="float">
            <text:p>0.08214829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5" calcext:value-type="float">
            <text:p>15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314164" calcext:value-type="float">
            <text:p>-0.09314164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5" calcext:value-type="float">
            <text:p>15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527076" calcext:value-type="float">
            <text:p>-0.21527076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5" calcext:value-type="float">
            <text:p>15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811753" calcext:value-type="float">
            <text:p>-0.12811753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5" calcext:value-type="float">
            <text:p>15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232995" calcext:value-type="float">
            <text:p>0.05923299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5" calcext:value-type="float">
            <text:p>15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3817715" calcext:value-type="float">
            <text:p>0.07381771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5" calcext:value-type="float">
            <text:p>15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0071377" calcext:value-type="float">
            <text:p>-0.00060071377</text:p>
          </table:table-cell>
          <table:table-cell table:number-columns-repeated="2" office:value-type="float" office:value="0.0000019073486" calcext:value-type="float">
            <text:p>0.000001907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5" calcext:value-type="float">
            <text:p>15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259187" calcext:value-type="float">
            <text:p>-0.17259187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5" calcext:value-type="float">
            <text:p>15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3807657" calcext:value-type="float">
            <text:p>0.053807657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5" calcext:value-type="float">
            <text:p>15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879935" calcext:value-type="float">
            <text:p>0.08487993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5" calcext:value-type="float">
            <text:p>15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829095" calcext:value-type="float">
            <text:p>0.03682909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5" calcext:value-type="float">
            <text:p>15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50042" calcext:value-type="float">
            <text:p>-0.11550042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5" calcext:value-type="float">
            <text:p>15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249738" calcext:value-type="float">
            <text:p>0.056249738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5" calcext:value-type="float">
            <text:p>15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801878" calcext:value-type="float">
            <text:p>0.02801878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6" calcext:value-type="float">
            <text:p>16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5665455" calcext:value-type="float">
            <text:p>-0.095665455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6" calcext:value-type="float">
            <text:p>16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851604" calcext:value-type="float">
            <text:p>0.22851604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6" calcext:value-type="float">
            <text:p>16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684232" calcext:value-type="float">
            <text:p>-0.17684232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6" calcext:value-type="float">
            <text:p>16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7077627" calcext:value-type="float">
            <text:p>-0.017077627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6" calcext:value-type="float">
            <text:p>16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730745" calcext:value-type="float">
            <text:p>-0.06730745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6" calcext:value-type="float">
            <text:p>16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7094639" calcext:value-type="float">
            <text:p>0.17094639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6" calcext:value-type="float">
            <text:p>16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809822" calcext:value-type="float">
            <text:p>-0.17809822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6" calcext:value-type="float">
            <text:p>16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3028755" calcext:value-type="float">
            <text:p>-0.123028755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6" calcext:value-type="float">
            <text:p>16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49901975" calcext:value-type="float">
            <text:p>0.0149901975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6" calcext:value-type="float">
            <text:p>16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719374" calcext:value-type="float">
            <text:p>-0.10719374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6" calcext:value-type="float">
            <text:p>16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1059443" calcext:value-type="float">
            <text:p>-0.21059443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6" calcext:value-type="float">
            <text:p>16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7885485" calcext:value-type="float">
            <text:p>0.04788548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6" calcext:value-type="float">
            <text:p>16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079282" calcext:value-type="float">
            <text:p>0.07079282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6" calcext:value-type="float">
            <text:p>16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594048" calcext:value-type="float">
            <text:p>0.21594048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6" calcext:value-type="float">
            <text:p>16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616898" calcext:value-type="float">
            <text:p>-0.18616898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6" calcext:value-type="float">
            <text:p>16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643966" calcext:value-type="float">
            <text:p>0.10643966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6" calcext:value-type="float">
            <text:p>16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1022" calcext:value-type="float">
            <text:p>-0.211022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6" calcext:value-type="float">
            <text:p>16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4900248" calcext:value-type="float">
            <text:p>0.054900248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6" calcext:value-type="float">
            <text:p>16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475568" calcext:value-type="float">
            <text:p>-0.23475568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6" calcext:value-type="float">
            <text:p>16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849729" calcext:value-type="float">
            <text:p>-0.06849729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6" calcext:value-type="float">
            <text:p>16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73115" calcext:value-type="float">
            <text:p>-0.0377311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6" calcext:value-type="float">
            <text:p>16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7647204" calcext:value-type="float">
            <text:p>0.047647204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6" calcext:value-type="float">
            <text:p>16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499923" calcext:value-type="float">
            <text:p>-0.0035499923</text:p>
          </table:table-cell>
          <table:table-cell table:number-columns-repeated="2" office:value-type="float" office:value="0.000015258789" calcext:value-type="float">
            <text:p>0.00001525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6" calcext:value-type="float">
            <text:p>16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79641" calcext:value-type="float">
            <text:p>0.01979641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6" calcext:value-type="float">
            <text:p>16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723793" calcext:value-type="float">
            <text:p>-0.12723793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6" calcext:value-type="float">
            <text:p>16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5138128" calcext:value-type="float">
            <text:p>-0.15138128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6" calcext:value-type="float">
            <text:p>16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507852" calcext:value-type="float">
            <text:p>0.09507852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6" calcext:value-type="float">
            <text:p>16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524727" calcext:value-type="float">
            <text:p>0.12524727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6" calcext:value-type="float">
            <text:p>16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381646" calcext:value-type="float">
            <text:p>-0.017381646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6" calcext:value-type="float">
            <text:p>16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578831" calcext:value-type="float">
            <text:p>0.2578831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6" calcext:value-type="float">
            <text:p>16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70203817" calcext:value-type="float">
            <text:p>0.007020381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6" calcext:value-type="float">
            <text:p>16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6559586" calcext:value-type="float">
            <text:p>-0.0046559586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6" calcext:value-type="float">
            <text:p>16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176533" calcext:value-type="float">
            <text:p>0.21176533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6" calcext:value-type="float">
            <text:p>16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5842044" calcext:value-type="float">
            <text:p>-0.115842044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6" calcext:value-type="float">
            <text:p>16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7540336" calcext:value-type="float">
            <text:p>-0.087540336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6" calcext:value-type="float">
            <text:p>16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4061376" calcext:value-type="float">
            <text:p>-0.05406137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6" calcext:value-type="float">
            <text:p>16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288071" calcext:value-type="float">
            <text:p>0.08288071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6" calcext:value-type="float">
            <text:p>16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338578" calcext:value-type="float">
            <text:p>-0.09338578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6" calcext:value-type="float">
            <text:p>16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67356" calcext:value-type="float">
            <text:p>-0.2167356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6" calcext:value-type="float">
            <text:p>16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762925" calcext:value-type="float">
            <text:p>-0.12762925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6" calcext:value-type="float">
            <text:p>16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9355065" calcext:value-type="float">
            <text:p>0.05935506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6" calcext:value-type="float">
            <text:p>16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3573574" calcext:value-type="float">
            <text:p>0.073573574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6" calcext:value-type="float">
            <text:p>16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5988064" calcext:value-type="float">
            <text:p>-0.0005988064</text:p>
          </table:table-cell>
          <table:table-cell table:number-columns-repeated="2" office:value-type="float" office:value="0.0000038146973" calcext:value-type="float">
            <text:p>0.000003814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6" calcext:value-type="float">
            <text:p>16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308015" calcext:value-type="float">
            <text:p>-0.17308015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6" calcext:value-type="float">
            <text:p>16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417387" calcext:value-type="float">
            <text:p>0.05417387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6" calcext:value-type="float">
            <text:p>16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414751" calcext:value-type="float">
            <text:p>0.08414751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6" calcext:value-type="float">
            <text:p>16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951166" calcext:value-type="float">
            <text:p>0.03695116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6" calcext:value-type="float">
            <text:p>16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574456" calcext:value-type="float">
            <text:p>-0.11574456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6" calcext:value-type="float">
            <text:p>16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661595" calcext:value-type="float">
            <text:p>0.0566159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6" calcext:value-type="float">
            <text:p>16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7835675" calcext:value-type="float">
            <text:p>0.027835675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11)</text:p>
          </table:table-cell>
          <table:table-cell office:value-type="float" office:value="17" calcext:value-type="float">
            <text:p>17</text:p>
          </table:table-cell>
          <table:table-cell office:value-type="float" office:value="-0.09517717" calcext:value-type="float">
            <text:p>-0.09517717</text:p>
          </table:table-cell>
          <table:table-cell office:value-type="float" office:value="-0.09420061" calcext:value-type="float">
            <text:p>-0.09420061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12)</text:p>
          </table:table-cell>
          <table:table-cell office:value-type="float" office:value="17" calcext:value-type="float">
            <text:p>17</text:p>
          </table:table-cell>
          <table:table-cell office:value-type="float" office:value="0.2294926" calcext:value-type="float">
            <text:p>0.2294926</text:p>
          </table:table-cell>
          <table:table-cell office:value-type="float" office:value="0.22753948" calcext:value-type="float">
            <text:p>0.22753948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2, 20)</text:p>
          </table:table-cell>
          <table:table-cell office:value-type="float" office:value="17" calcext:value-type="float">
            <text:p>17</text:p>
          </table:table-cell>
          <table:table-cell office:value-type="float" office:value="-0.17586575" calcext:value-type="float">
            <text:p>-0.17586575</text:p>
          </table:table-cell>
          <table:table-cell office:value-type="float" office:value="-0.17781888" calcext:value-type="float">
            <text:p>-0.17781888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0, 42)</text:p>
          </table:table-cell>
          <table:table-cell office:value-type="float" office:value="17" calcext:value-type="float">
            <text:p>17</text:p>
          </table:table-cell>
          <table:table-cell office:value-type="float" office:value="-0.016955556" calcext:value-type="float">
            <text:p>-0.016955556</text:p>
          </table:table-cell>
          <table:table-cell office:value-type="float" office:value="-0.016711416" calcext:value-type="float">
            <text:p>-0.01671141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3)</text:p>
          </table:table-cell>
          <table:table-cell office:value-type="float" office:value="17" calcext:value-type="float">
            <text:p>17</text:p>
          </table:table-cell>
          <table:table-cell office:value-type="float" office:value="-0.06681917" calcext:value-type="float">
            <text:p>-0.06681917</text:p>
          </table:table-cell>
          <table:table-cell office:value-type="float" office:value="-0.06779573" calcext:value-type="float">
            <text:p>-0.06779573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2, 32)</text:p>
          </table:table-cell>
          <table:table-cell office:value-type="float" office:value="17" calcext:value-type="float">
            <text:p>17</text:p>
          </table:table-cell>
          <table:table-cell office:value-type="float" office:value="0.16996983" calcext:value-type="float">
            <text:p>0.16996983</text:p>
          </table:table-cell>
          <table:table-cell office:value-type="float" office:value="0.1680167" calcext:value-type="float">
            <text:p>0.1680167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1, 22)</text:p>
          </table:table-cell>
          <table:table-cell office:value-type="float" office:value="17" calcext:value-type="float">
            <text:p>17</text:p>
          </table:table-cell>
          <table:table-cell office:value-type="float" office:value="-0.17907478" calcext:value-type="float">
            <text:p>-0.17907478</text:p>
          </table:table-cell>
          <table:table-cell office:value-type="float" office:value="-0.17712165" calcext:value-type="float">
            <text:p>-0.17712165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1, 0, 60)</text:p>
          </table:table-cell>
          <table:table-cell office:value-type="float" office:value="17" calcext:value-type="float">
            <text:p>17</text:p>
          </table:table-cell>
          <table:table-cell office:value-type="float" office:value="-0.122540474" calcext:value-type="float">
            <text:p>-0.122540474</text:p>
          </table:table-cell>
          <table:table-cell office:value-type="float" office:value="-0.12156391" calcext:value-type="float">
            <text:p>-0.12156391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3)</text:p>
          </table:table-cell>
          <table:table-cell office:value-type="float" office:value="17" calcext:value-type="float">
            <text:p>17</text:p>
          </table:table-cell>
          <table:table-cell office:value-type="float" office:value="0.014929162" calcext:value-type="float">
            <text:p>0.014929162</text:p>
          </table:table-cell>
          <table:table-cell office:value-type="float" office:value="0.015051233" calcext:value-type="float">
            <text:p>0.015051233</text:p>
          </table:table-cell>
          <table:table-cell table:number-columns-repeated="2" office:value-type="float" office:value="0.00012207031" calcext:value-type="float">
            <text:p>0.000122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2, 1, 8)</text:p>
          </table:table-cell>
          <table:table-cell office:value-type="float" office:value="17" calcext:value-type="float">
            <text:p>17</text:p>
          </table:table-cell>
          <table:table-cell office:value-type="float" office:value="-0.10670546" calcext:value-type="float">
            <text:p>-0.10670546</text:p>
          </table:table-cell>
          <table:table-cell office:value-type="float" office:value="-0.105728894" calcext:value-type="float">
            <text:p>-0.105728894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3)</text:p>
          </table:table-cell>
          <table:table-cell office:value-type="float" office:value="17" calcext:value-type="float">
            <text:p>17</text:p>
          </table:table-cell>
          <table:table-cell office:value-type="float" office:value="-0.20961787" calcext:value-type="float">
            <text:p>-0.20961787</text:p>
          </table:table-cell>
          <table:table-cell office:value-type="float" office:value="-0.20766474" calcext:value-type="float">
            <text:p>-0.20766474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3)</text:p>
          </table:table-cell>
          <table:table-cell office:value-type="float" office:value="17" calcext:value-type="float">
            <text:p>17</text:p>
          </table:table-cell>
          <table:table-cell office:value-type="float" office:value="0.048129626" calcext:value-type="float">
            <text:p>0.048129626</text:p>
          </table:table-cell>
          <table:table-cell office:value-type="float" office:value="0.048617907" calcext:value-type="float">
            <text:p>0.048617907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16)</text:p>
          </table:table-cell>
          <table:table-cell office:value-type="float" office:value="17" calcext:value-type="float">
            <text:p>17</text:p>
          </table:table-cell>
          <table:table-cell office:value-type="float" office:value="0.0712811" calcext:value-type="float">
            <text:p>0.0712811</text:p>
          </table:table-cell>
          <table:table-cell office:value-type="float" office:value="0.07225766" calcext:value-type="float">
            <text:p>0.07225766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15)</text:p>
          </table:table-cell>
          <table:table-cell office:value-type="float" office:value="17" calcext:value-type="float">
            <text:p>17</text:p>
          </table:table-cell>
          <table:table-cell office:value-type="float" office:value="0.21496391" calcext:value-type="float">
            <text:p>0.21496391</text:p>
          </table:table-cell>
          <table:table-cell office:value-type="float" office:value="0.21691704" calcext:value-type="float">
            <text:p>0.21691704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4, 1, 47)</text:p>
          </table:table-cell>
          <table:table-cell office:value-type="float" office:value="17" calcext:value-type="float">
            <text:p>17</text:p>
          </table:table-cell>
          <table:table-cell office:value-type="float" office:value="-0.18714555" calcext:value-type="float">
            <text:p>-0.18714555</text:p>
          </table:table-cell>
          <table:table-cell office:value-type="float" office:value="-0.18519242" calcext:value-type="float">
            <text:p>-0.18519242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2, 1, 40)</text:p>
          </table:table-cell>
          <table:table-cell office:value-type="float" office:value="17" calcext:value-type="float">
            <text:p>17</text:p>
          </table:table-cell>
          <table:table-cell office:value-type="float" office:value="0.105951376" calcext:value-type="float">
            <text:p>0.105951376</text:p>
          </table:table-cell>
          <table:table-cell office:value-type="float" office:value="0.10692794" calcext:value-type="float">
            <text:p>0.10692794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3, 2, 23)</text:p>
          </table:table-cell>
          <table:table-cell office:value-type="float" office:value="17" calcext:value-type="float">
            <text:p>17</text:p>
          </table:table-cell>
          <table:table-cell office:value-type="float" office:value="-0.21199857" calcext:value-type="float">
            <text:p>-0.21199857</text:p>
          </table:table-cell>
          <table:table-cell office:value-type="float" office:value="-0.21395169" calcext:value-type="float">
            <text:p>-0.21395169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3, 1, 57)</text:p>
          </table:table-cell>
          <table:table-cell office:value-type="float" office:value="17" calcext:value-type="float">
            <text:p>17</text:p>
          </table:table-cell>
          <table:table-cell office:value-type="float" office:value="0.05514439" calcext:value-type="float">
            <text:p>0.05514439</text:p>
          </table:table-cell>
          <table:table-cell office:value-type="float" office:value="0.05563267" calcext:value-type="float">
            <text:p>0.05563267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34)</text:p>
          </table:table-cell>
          <table:table-cell office:value-type="float" office:value="17" calcext:value-type="float">
            <text:p>17</text:p>
          </table:table-cell>
          <table:table-cell office:value-type="float" office:value="-0.23573224" calcext:value-type="float">
            <text:p>-0.23573224</text:p>
          </table:table-cell>
          <table:table-cell office:value-type="float" office:value="-0.23768537" calcext:value-type="float">
            <text:p>-0.23768537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1, 0, 10)</text:p>
          </table:table-cell>
          <table:table-cell office:value-type="float" office:value="17" calcext:value-type="float">
            <text:p>17</text:p>
          </table:table-cell>
          <table:table-cell office:value-type="float" office:value="-0.068985574" calcext:value-type="float">
            <text:p>-0.068985574</text:p>
          </table:table-cell>
          <table:table-cell office:value-type="float" office:value="-0.06996214" calcext:value-type="float">
            <text:p>-0.06996214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49)</text:p>
          </table:table-cell>
          <table:table-cell office:value-type="float" office:value="17" calcext:value-type="float">
            <text:p>17</text:p>
          </table:table-cell>
          <table:table-cell office:value-type="float" office:value="-0.03797529" calcext:value-type="float">
            <text:p>-0.03797529</text:p>
          </table:table-cell>
          <table:table-cell office:value-type="float" office:value="-0.037487008" calcext:value-type="float">
            <text:p>-0.037487008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61)</text:p>
          </table:table-cell>
          <table:table-cell office:value-type="float" office:value="17" calcext:value-type="float">
            <text:p>17</text:p>
          </table:table-cell>
          <table:table-cell office:value-type="float" office:value="0.047403064" calcext:value-type="float">
            <text:p>0.047403064</text:p>
          </table:table-cell>
          <table:table-cell office:value-type="float" office:value="0.046914782" calcext:value-type="float">
            <text:p>0.046914782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27)</text:p>
          </table:table-cell>
          <table:table-cell office:value-type="float" office:value="17" calcext:value-type="float">
            <text:p>17</text:p>
          </table:table-cell>
          <table:table-cell office:value-type="float" office:value="-0.0035652511" calcext:value-type="float">
            <text:p>-0.0035652511</text:p>
          </table:table-cell>
          <table:table-cell office:value-type="float" office:value="-0.0035957687" calcext:value-type="float">
            <text:p>-0.0035957687</text:p>
          </table:table-cell>
          <table:table-cell table:number-columns-repeated="2" office:value-type="float" office:value="0.000030517578" calcext:value-type="float">
            <text:p>0.000030517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0, 0, 43)</text:p>
          </table:table-cell>
          <table:table-cell office:value-type="float" office:value="17" calcext:value-type="float">
            <text:p>17</text:p>
          </table:table-cell>
          <table:table-cell office:value-type="float" office:value="0.01991848" calcext:value-type="float">
            <text:p>0.01991848</text:p>
          </table:table-cell>
          <table:table-cell office:value-type="float" office:value="0.01967434" calcext:value-type="float">
            <text:p>0.01967434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1, 4)</text:p>
          </table:table-cell>
          <table:table-cell office:value-type="float" office:value="17" calcext:value-type="float">
            <text:p>17</text:p>
          </table:table-cell>
          <table:table-cell office:value-type="float" office:value="-0.1282145" calcext:value-type="float">
            <text:p>-0.1282145</text:p>
          </table:table-cell>
          <table:table-cell office:value-type="float" office:value="-0.12626137" calcext:value-type="float">
            <text:p>-0.12626137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0, 18)</text:p>
          </table:table-cell>
          <table:table-cell office:value-type="float" office:value="17" calcext:value-type="float">
            <text:p>17</text:p>
          </table:table-cell>
          <table:table-cell office:value-type="float" office:value="-0.15040472" calcext:value-type="float">
            <text:p>-0.15040472</text:p>
          </table:table-cell>
          <table:table-cell office:value-type="float" office:value="-0.1484516" calcext:value-type="float">
            <text:p>-0.1484516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2, 0, 17)</text:p>
          </table:table-cell>
          <table:table-cell office:value-type="float" office:value="17" calcext:value-type="float">
            <text:p>17</text:p>
          </table:table-cell>
          <table:table-cell office:value-type="float" office:value="0.0955668" calcext:value-type="float">
            <text:p>0.0955668</text:p>
          </table:table-cell>
          <table:table-cell office:value-type="float" office:value="0.09459024" calcext:value-type="float">
            <text:p>0.09459024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0, 2, 28)</text:p>
          </table:table-cell>
          <table:table-cell office:value-type="float" office:value="17" calcext:value-type="float">
            <text:p>17</text:p>
          </table:table-cell>
          <table:table-cell office:value-type="float" office:value="0.12622383" calcext:value-type="float">
            <text:p>0.12622383</text:p>
          </table:table-cell>
          <table:table-cell office:value-type="float" office:value="0.12817696" calcext:value-type="float">
            <text:p>0.12817696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0, 1)</text:p>
          </table:table-cell>
          <table:table-cell office:value-type="float" office:value="17" calcext:value-type="float">
            <text:p>17</text:p>
          </table:table-cell>
          <table:table-cell office:value-type="float" office:value="-0.017503716" calcext:value-type="float">
            <text:p>-0.017503716</text:p>
          </table:table-cell>
          <table:table-cell office:value-type="float" office:value="-0.017259575" calcext:value-type="float">
            <text:p>-0.017259575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1, 0, 18)</text:p>
          </table:table-cell>
          <table:table-cell office:value-type="float" office:value="17" calcext:value-type="float">
            <text:p>17</text:p>
          </table:table-cell>
          <table:table-cell office:value-type="float" office:value="0.25983623" calcext:value-type="float">
            <text:p>0.25983623</text:p>
          </table:table-cell>
          <table:table-cell office:value-type="float" office:value="0.26374248" calcext:value-type="float">
            <text:p>0.26374248</text:p>
          </table:table-cell>
          <table:table-cell table:number-columns-repeated="2" office:value-type="float" office:value="0.00390625" calcext:value-type="float">
            <text:p>0.00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2, 44)</text:p>
          </table:table-cell>
          <table:table-cell office:value-type="float" office:value="17" calcext:value-type="float">
            <text:p>17</text:p>
          </table:table-cell>
          <table:table-cell office:value-type="float" office:value="0.0070508993" calcext:value-type="float">
            <text:p>0.0070508993</text:p>
          </table:table-cell>
          <table:table-cell office:value-type="float" office:value="0.006989864" calcext:value-type="float">
            <text:p>0.00698986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2, 54)</text:p>
          </table:table-cell>
          <table:table-cell office:value-type="float" office:value="17" calcext:value-type="float">
            <text:p>17</text:p>
          </table:table-cell>
          <table:table-cell office:value-type="float" office:value="-0.004686476" calcext:value-type="float">
            <text:p>-0.004686476</text:p>
          </table:table-cell>
          <table:table-cell office:value-type="float" office:value="-0.0047475114" calcext:value-type="float">
            <text:p>-0.0047475114</text:p>
          </table:table-cell>
          <table:table-cell table:number-columns-repeated="2" office:value-type="float" office:value="0.000061035156" calcext:value-type="float">
            <text:p>0.00006103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22)</text:p>
          </table:table-cell>
          <table:table-cell office:value-type="float" office:value="17" calcext:value-type="float">
            <text:p>17</text:p>
          </table:table-cell>
          <table:table-cell office:value-type="float" office:value="0.2127419" calcext:value-type="float">
            <text:p>0.2127419</text:p>
          </table:table-cell>
          <table:table-cell office:value-type="float" office:value="0.21469502" calcext:value-type="float">
            <text:p>0.21469502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0, 2, 15)</text:p>
          </table:table-cell>
          <table:table-cell office:value-type="float" office:value="17" calcext:value-type="float">
            <text:p>17</text:p>
          </table:table-cell>
          <table:table-cell office:value-type="float" office:value="-0.11535376" calcext:value-type="float">
            <text:p>-0.11535376</text:p>
          </table:table-cell>
          <table:table-cell office:value-type="float" office:value="-0.116330326" calcext:value-type="float">
            <text:p>-0.116330326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54)</text:p>
          </table:table-cell>
          <table:table-cell office:value-type="float" office:value="17" calcext:value-type="float">
            <text:p>17</text:p>
          </table:table-cell>
          <table:table-cell office:value-type="float" office:value="-0.087052055" calcext:value-type="float">
            <text:p>-0.087052055</text:p>
          </table:table-cell>
          <table:table-cell office:value-type="float" office:value="-0.08607549" calcext:value-type="float">
            <text:p>-0.08607549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2, 33)</text:p>
          </table:table-cell>
          <table:table-cell office:value-type="float" office:value="17" calcext:value-type="float">
            <text:p>17</text:p>
          </table:table-cell>
          <table:table-cell office:value-type="float" office:value="-0.053817235" calcext:value-type="float">
            <text:p>-0.053817235</text:p>
          </table:table-cell>
          <table:table-cell office:value-type="float" office:value="-0.054305516" calcext:value-type="float">
            <text:p>-0.054305516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2, 0, 55)</text:p>
          </table:table-cell>
          <table:table-cell office:value-type="float" office:value="17" calcext:value-type="float">
            <text:p>17</text:p>
          </table:table-cell>
          <table:table-cell office:value-type="float" office:value="0.08239243" calcext:value-type="float">
            <text:p>0.08239243</text:p>
          </table:table-cell>
          <table:table-cell office:value-type="float" office:value="0.083368994" calcext:value-type="float">
            <text:p>0.083368994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39)</text:p>
          </table:table-cell>
          <table:table-cell office:value-type="float" office:value="17" calcext:value-type="float">
            <text:p>17</text:p>
          </table:table-cell>
          <table:table-cell office:value-type="float" office:value="-0.0928975" calcext:value-type="float">
            <text:p>-0.0928975</text:p>
          </table:table-cell>
          <table:table-cell office:value-type="float" office:value="-0.091920935" calcext:value-type="float">
            <text:p>-0.091920935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1, 1, 49)</text:p>
          </table:table-cell>
          <table:table-cell office:value-type="float" office:value="17" calcext:value-type="float">
            <text:p>17</text:p>
          </table:table-cell>
          <table:table-cell office:value-type="float" office:value="-0.21575904" calcext:value-type="float">
            <text:p>-0.21575904</text:p>
          </table:table-cell>
          <table:table-cell office:value-type="float" office:value="-0.21771216" calcext:value-type="float">
            <text:p>-0.21771216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4, 2, 13)</text:p>
          </table:table-cell>
          <table:table-cell office:value-type="float" office:value="17" calcext:value-type="float">
            <text:p>17</text:p>
          </table:table-cell>
          <table:table-cell office:value-type="float" office:value="-0.12860581" calcext:value-type="float">
            <text:p>-0.12860581</text:p>
          </table:table-cell>
          <table:table-cell office:value-type="float" office:value="-0.12665269" calcext:value-type="float">
            <text:p>-0.12665269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0, 59)</text:p>
          </table:table-cell>
          <table:table-cell office:value-type="float" office:value="17" calcext:value-type="float">
            <text:p>17</text:p>
          </table:table-cell>
          <table:table-cell office:value-type="float" office:value="0.059110925" calcext:value-type="float">
            <text:p>0.059110925</text:p>
          </table:table-cell>
          <table:table-cell office:value-type="float" office:value="0.058622643" calcext:value-type="float">
            <text:p>0.058622643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1, 5)</text:p>
          </table:table-cell>
          <table:table-cell office:value-type="float" office:value="17" calcext:value-type="float">
            <text:p>17</text:p>
          </table:table-cell>
          <table:table-cell office:value-type="float" office:value="0.074061856" calcext:value-type="float">
            <text:p>0.074061856</text:p>
          </table:table-cell>
          <table:table-cell office:value-type="float" office:value="0.07308529" calcext:value-type="float">
            <text:p>0.07308529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4, 0, 1, 40)</text:p>
          </table:table-cell>
          <table:table-cell office:value-type="float" office:value="17" calcext:value-type="float">
            <text:p>17</text:p>
          </table:table-cell>
          <table:table-cell office:value-type="float" office:value="-0.0006026211" calcext:value-type="float">
            <text:p>-0.0006026211</text:p>
          </table:table-cell>
          <table:table-cell office:value-type="float" office:value="-0.0006102505" calcext:value-type="float">
            <text:p>-0.0006102505</text:p>
          </table:table-cell>
          <table:table-cell table:number-columns-repeated="2" office:value-type="float" office:value="0.0000076293945" calcext:value-type="float">
            <text:p>0.000007629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1, 1, 47)</text:p>
          </table:table-cell>
          <table:table-cell office:value-type="float" office:value="17" calcext:value-type="float">
            <text:p>17</text:p>
          </table:table-cell>
          <table:table-cell office:value-type="float" office:value="-0.17210358" calcext:value-type="float">
            <text:p>-0.17210358</text:p>
          </table:table-cell>
          <table:table-cell office:value-type="float" office:value="-0.17405671" calcext:value-type="float">
            <text:p>-0.17405671</text:p>
          </table:table-cell>
          <table:table-cell table:number-columns-repeated="2" office:value-type="float" office:value="0.001953125" calcext:value-type="float">
            <text:p>0.0019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0, 42)</text:p>
          </table:table-cell>
          <table:table-cell office:value-type="float" office:value="17" calcext:value-type="float">
            <text:p>17</text:p>
          </table:table-cell>
          <table:table-cell office:value-type="float" office:value="0.053929728" calcext:value-type="float">
            <text:p>0.053929728</text:p>
          </table:table-cell>
          <table:table-cell office:value-type="float" office:value="0.05441801" calcext:value-type="float">
            <text:p>0.05441801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3, 4, 2, 14)</text:p>
          </table:table-cell>
          <table:table-cell office:value-type="float" office:value="17" calcext:value-type="float">
            <text:p>17</text:p>
          </table:table-cell>
          <table:table-cell office:value-type="float" office:value="0.084635794" calcext:value-type="float">
            <text:p>0.084635794</text:p>
          </table:table-cell>
          <table:table-cell office:value-type="float" office:value="0.08561236" calcext:value-type="float">
            <text:p>0.08561236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3, 1, 29)</text:p>
          </table:table-cell>
          <table:table-cell office:value-type="float" office:value="17" calcext:value-type="float">
            <text:p>17</text:p>
          </table:table-cell>
          <table:table-cell office:value-type="float" office:value="0.036707025" calcext:value-type="float">
            <text:p>0.036707025</text:p>
          </table:table-cell>
          <table:table-cell office:value-type="float" office:value="0.036218744" calcext:value-type="float">
            <text:p>0.036218744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1, 2, 0, 19)</text:p>
          </table:table-cell>
          <table:table-cell office:value-type="float" office:value="17" calcext:value-type="float">
            <text:p>17</text:p>
          </table:table-cell>
          <table:table-cell office:value-type="float" office:value="-0.11525628" calcext:value-type="float">
            <text:p>-0.11525628</text:p>
          </table:table-cell>
          <table:table-cell office:value-type="float" office:value="-0.11623284" calcext:value-type="float">
            <text:p>-0.11623284</text:p>
          </table:table-cell>
          <table:table-cell table:number-columns-repeated="2" office:value-type="float" office:value="0.0009765625" calcext:value-type="float">
            <text:p>0.000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, 0, 1, 28)</text:p>
          </table:table-cell>
          <table:table-cell office:value-type="float" office:value="17" calcext:value-type="float">
            <text:p>17</text:p>
          </table:table-cell>
          <table:table-cell office:value-type="float" office:value="0.056371808" calcext:value-type="float">
            <text:p>0.056371808</text:p>
          </table:table-cell>
          <table:table-cell office:value-type="float" office:value="0.055883527" calcext:value-type="float">
            <text:p>0.055883527</text:p>
          </table:table-cell>
          <table:table-cell table:number-columns-repeated="2"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4, 2, 10)</text:p>
          </table:table-cell>
          <table:table-cell office:value-type="float" office:value="17" calcext:value-type="float">
            <text:p>17</text:p>
          </table:table-cell>
          <table:table-cell office:value-type="float" office:value="0.027957745" calcext:value-type="float">
            <text:p>0.027957745</text:p>
          </table:table-cell>
          <table:table-cell office:value-type="float" office:value="0.028201886" calcext:value-type="float">
            <text:p>0.028201886</text:p>
          </table:table-cell>
          <table:table-cell table:number-columns-repeated="2" office:value-type="float" office:value="0.00024414062" calcext:value-type="float">
            <text:p>0.00024414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4:21:22.373023089</meta:creation-date>
    <dc:date>2023-06-12T14:28:37.460265691</dc:date>
    <meta:editing-duration>PT7M15S</meta:editing-duration>
    <meta:editing-cycles>1</meta:editing-cycles>
    <meta:document-statistic meta:table-count="1" meta:cell-count="6307" meta:object-count="0"/>
    <meta:generator>LibreOffice/7.4.7.2$Linux_X86_64 LibreOffice_project/40$Build-2</meta:generator>
  </office:meta>
</office:document-meta>
</file>